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Arial Unicode MS'" style:font-charset="x-symbol"/>
    <style:font-face style:name="sans-serif" svg:font-family="sans-serif"/>
    <style:font-face style:name="Liberation Mono" svg:font-family="'Liberation Mono', 'Courier New'" style:font-family-generic="modern"/>
    <style:font-face style:name="Nimbus Mono L" svg:font-family="'Nimbus Mono L', 'Courier New'" style:font-family-generic="modern"/>
    <style:font-face style:name="FreeSans1" svg:font-family="FreeSans" style:font-family-generic="swiss"/>
    <style:font-face style:name="helvetica" svg:font-family="helvetica, Arial" style:font-family-generic="swiss"/>
    <style:font-face style:name="Liberation Mono1" svg:font-family="'Liberation Mono'" style:font-family-generic="modern" style:font-pitch="fixed"/>
    <style:font-face style:name="Nimbus Mono L1" svg:font-family="'Nimbus Mono L'" style:font-family-generic="modern" style:font-pitch="fixed"/>
    <style:font-face style:name="FreeSans2" svg:font-family="FreeSans" style:font-pitch="variable"/>
    <style:font-face style:name="Noto Sans CJK SC Regular1" svg:font-family="'Noto Sans CJK SC Regular'"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ans" svg:font-family="'Liberation Sans', Arial"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helvetica" fo:font-size="13.5pt" style:font-size-asian="13.5pt" style:font-name-complex="helvetica"/>
    </style:style>
    <style:style style:name="P2" style:family="paragraph" style:parent-style-name="Standard">
      <style:paragraph-properties fo:line-height="115%"/>
      <style:text-properties style:font-name="helvetica" fo:font-size="11pt" fo:font-weight="bold" style:font-size-asian="11pt" style:font-weight-asian="bold" style:font-name-complex="helvetica" style:font-size-complex="11pt" style:font-weight-complex="bold"/>
    </style:style>
    <style:style style:name="P3" style:family="paragraph" style:parent-style-name="Standard">
      <style:paragraph-properties fo:line-height="115%"/>
      <style:text-properties style:font-name="helvetica" fo:font-size="11pt" style:font-size-asian="11pt" style:font-name-complex="helvetica" style:font-size-complex="11pt"/>
    </style:style>
    <style:style style:name="P4" style:family="paragraph" style:parent-style-name="Standard">
      <style:paragraph-properties fo:text-align="justify" style:justify-single-word="false"/>
      <style:text-properties style:font-name="helvetica" fo:font-size="11pt" style:font-size-asian="11pt" style:font-name-complex="helvetica" style:font-size-complex="11pt"/>
    </style:style>
    <style:style style:name="P5" style:family="paragraph" style:parent-style-name="Standard">
      <style:paragraph-properties fo:line-height="115%"/>
      <style:text-properties style:font-name="helvetica" fo:font-size="11pt" style:font-name-asian="helvetica" style:font-size-asian="11pt" style:font-name-complex="helvetica" style:font-size-complex="11pt"/>
    </style:style>
    <style:style style:name="P6" style:family="paragraph" style:parent-style-name="Standard">
      <style:paragraph-properties fo:text-align="justify" style:justify-single-word="false"/>
      <style:text-properties style:font-name="helvetica" fo:font-size="11pt" style:text-underline-style="solid" style:text-underline-width="auto" style:text-underline-color="font-color" fo:font-weight="bold" style:font-size-asian="11pt" style:font-weight-asian="bold" style:font-name-complex="helvetica" style:font-size-complex="11pt" style:font-weight-complex="bold"/>
    </style:style>
    <style:style style:name="P7" style:family="paragraph" style:parent-style-name="Standard">
      <style:paragraph-properties fo:text-align="justify" style:justify-single-word="false"/>
      <style:text-properties style:font-name="helvetica" fo:font-size="11pt" officeooo:paragraph-rsid="00054d0f"/>
    </style:style>
    <style:style style:name="P8" style:family="paragraph" style:parent-style-name="Standard">
      <style:paragraph-properties fo:line-height="115%" fo:text-align="justify" style:justify-single-word="false"/>
    </style:style>
    <style:style style:name="P9" style:family="paragraph" style:parent-style-name="Standard">
      <style:paragraph-properties fo:line-height="115%" fo:text-align="justify" style:justify-single-word="false"/>
      <style:text-properties style:text-underline-style="solid" style:text-underline-width="auto" style:text-underline-color="font-color"/>
    </style:style>
    <style:style style:name="P10" style:family="paragraph" style:parent-style-name="Standard">
      <style:paragraph-properties fo:text-align="justify" style:justify-single-word="false"/>
    </style:style>
    <style:style style:name="P11" style:family="paragraph" style:parent-style-name="Standard">
      <style:paragraph-properties fo:text-align="justify" style:justify-single-word="false"/>
      <style:text-properties officeooo:paragraph-rsid="00054d0f"/>
    </style:style>
    <style:style style:name="P12" style:family="paragraph" style:parent-style-name="Standard">
      <style:paragraph-properties fo:text-align="justify" style:justify-single-word="false"/>
      <style:text-properties officeooo:paragraph-rsid="00342e3e"/>
    </style:style>
    <style:style style:name="P13" style:family="paragraph" style:parent-style-name="Standard">
      <style:text-properties style:use-window-font-color="true" style:font-name="helvetica" fo:font-size="11pt" fo:language="en" fo:country="US" fo:font-weight="bold" style:letter-kerning="true" style:font-name-asian="Noto Sans CJK SC Regular1" style:font-size-asian="11pt" style:language-asian="zh" style:country-asian="CN" style:font-weight-asian="bold" style:font-name-complex="helvetica" style:font-size-complex="11pt" style:language-complex="hi" style:country-complex="IN" style:font-weight-complex="bold"/>
    </style:style>
    <style:style style:name="P14" style:family="paragraph" style:parent-style-name="Standard">
      <style:paragraph-properties fo:line-height="115%" fo:text-align="justify" style:justify-single-word="false"/>
      <style:text-properties style:use-window-font-color="true" style:font-name="helvetica" fo:font-size="11pt" fo:language="en" fo:country="US" fo:font-weight="bold" officeooo:rsid="00127586" style:letter-kerning="true" style:font-name-asian="Noto Sans CJK SC Regular1" style:font-size-asian="11pt" style:language-asian="zh" style:country-asian="CN" style:font-weight-asian="bold" style:font-name-complex="helvetica" style:font-size-complex="11pt" style:language-complex="hi" style:country-complex="IN" style:font-weight-complex="bold"/>
    </style:style>
    <style:style style:name="P15" style:family="paragraph" style:parent-style-name="Standard">
      <style:paragraph-properties fo:text-align="justify" style:justify-single-word="false"/>
      <style:text-properties style:use-window-font-color="true" style:font-name="helvetica" fo:font-size="11pt" fo:language="en" fo:country="US" fo:font-weight="bold" officeooo:rsid="00054d0f" style:letter-kerning="true" style:font-name-asian="Noto Sans CJK SC Regular1" style:font-size-asian="11pt" style:language-asian="zh" style:country-asian="CN" style:font-weight-asian="bold" style:font-name-complex="helvetica" style:font-size-complex="11pt" style:language-complex="hi" style:country-complex="IN" style:font-weight-complex="bold"/>
    </style:style>
    <style:style style:name="P16" style:family="paragraph" style:parent-style-name="Standard">
      <style:paragraph-properties fo:text-align="justify" style:justify-single-word="false"/>
      <style:text-properties style:use-window-font-color="true" style:font-name="helvetica" fo:font-size="11pt" fo:language="en" fo:country="US" fo:font-weight="bold" officeooo:rsid="00054d0f" officeooo:paragraph-rsid="000bf852" style:letter-kerning="true" style:font-name-asian="Noto Sans CJK SC Regular1" style:font-size-asian="11pt" style:language-asian="zh" style:country-asian="CN" style:font-weight-asian="bold" style:font-name-complex="helvetica" style:font-size-complex="11pt" style:language-complex="hi" style:country-complex="IN" style:font-weight-complex="bold"/>
    </style:style>
    <style:style style:name="P17" style:family="paragraph" style:parent-style-name="Standard">
      <style:text-properties style:use-window-font-color="true" style:font-name="helvetica" fo:font-size="11pt" fo:language="en" fo:country="US" fo:font-weight="bold" officeooo:rsid="00342e3e" style:letter-kerning="true" style:font-name-asian="Noto Sans CJK SC Regular1" style:font-size-asian="11pt" style:language-asian="zh" style:country-asian="CN" style:font-weight-asian="bold" style:font-name-complex="helvetica" style:font-size-complex="11pt" style:language-complex="hi" style:country-complex="IN" style:font-weight-complex="bold"/>
    </style:style>
    <style:style style:name="P18" style:family="paragraph" style:parent-style-name="Standard">
      <style:text-properties style:use-window-font-color="true" style:font-name="helvetica" fo:font-size="11pt" fo:language="en" fo:country="US" fo:font-weight="bold" officeooo:rsid="00360e99" style:letter-kerning="true" style:font-name-asian="Noto Sans CJK SC Regular1" style:font-size-asian="11pt" style:language-asian="zh" style:country-asian="CN" style:font-weight-asian="bold" style:font-name-complex="helvetica" style:font-size-complex="11pt" style:language-complex="hi" style:country-complex="IN" style:font-weight-complex="bold"/>
    </style:style>
    <style:style style:name="P19" style:family="paragraph" style:parent-style-name="Standard">
      <style:text-properties style:use-window-font-color="true" style:font-name="helvetica" fo:font-size="11pt" fo:language="en" fo:country="US" fo:font-weight="bold" officeooo:rsid="004665b0" officeooo:paragraph-rsid="004665b0" style:letter-kerning="true" style:font-name-asian="Noto Sans CJK SC Regular1" style:font-size-asian="11pt" style:language-asian="zh" style:country-asian="CN" style:font-weight-asian="bold" style:font-name-complex="helvetica" style:font-size-complex="11pt" style:language-complex="hi" style:country-complex="IN" style:font-weight-complex="bold"/>
    </style:style>
    <style:style style:name="P20" style:family="paragraph" style:parent-style-name="Standard">
      <style:paragraph-properties fo:line-height="115%" fo:text-align="justify" style:justify-single-word="false"/>
      <style:text-properties style:use-window-font-color="true" style:font-name="helvetica" fo:font-size="11pt" fo:language="en" fo:country="US" fo:font-weight="bold" officeooo:rsid="004d17b1" officeooo:paragraph-rsid="004d17b1" style:letter-kerning="true" style:font-name-asian="Noto Sans CJK SC Regular1" style:font-size-asian="11pt" style:language-asian="zh" style:country-asian="CN" style:font-weight-asian="bold" style:font-name-complex="helvetica" style:font-size-complex="11pt" style:language-complex="hi" style:country-complex="IN" style:font-weight-complex="bold"/>
    </style:style>
    <style:style style:name="P21" style:family="paragraph" style:parent-style-name="Standard">
      <style:text-properties style:use-window-font-color="true" style:font-name="helvetica" fo:font-size="11pt" fo:language="en" fo:country="US" fo:font-weight="normal" officeooo:rsid="0022bd49" style:letter-kerning="true" style:font-name-asian="Noto Sans CJK SC Regular1" style:font-size-asian="11pt" style:language-asian="zh" style:country-asian="CN" style:font-weight-asian="normal" style:font-name-complex="helvetica" style:font-size-complex="11pt" style:language-complex="hi" style:country-complex="IN" style:font-weight-complex="normal"/>
    </style:style>
    <style:style style:name="P22" style:family="paragraph" style:parent-style-name="Standard">
      <style:text-properties style:use-window-font-color="true" style:font-name="helvetica" fo:font-size="11pt" fo:language="en" fo:country="US" fo:font-weight="normal" officeooo:rsid="003eb226" officeooo:paragraph-rsid="003eb226" style:letter-kerning="true" style:font-name-asian="Noto Sans CJK SC Regular1" style:font-size-asian="11pt" style:language-asian="zh" style:country-asian="CN" style:font-weight-asian="normal" style:font-name-complex="helvetica" style:font-size-complex="11pt" style:language-complex="hi" style:country-complex="IN" style:font-weight-complex="normal"/>
    </style:style>
    <style:style style:name="P23" style:family="paragraph" style:parent-style-name="Standard">
      <style:text-properties style:use-window-font-color="true" style:font-name="helvetica" fo:font-size="11pt" fo:language="en" fo:country="US" fo:font-weight="normal" officeooo:rsid="003eb226" officeooo:paragraph-rsid="0042be10" style:letter-kerning="true" style:font-name-asian="Noto Sans CJK SC Regular1" style:font-size-asian="11pt" style:language-asian="zh" style:country-asian="CN" style:font-weight-asian="normal" style:font-name-complex="helvetica" style:font-size-complex="11pt" style:language-complex="hi" style:country-complex="IN" style:font-weight-complex="normal"/>
    </style:style>
    <style:style style:name="P24" style:family="paragraph" style:parent-style-name="Standard">
      <style:paragraph-properties fo:text-align="justify" style:justify-single-word="false"/>
      <style:text-properties style:use-window-font-color="true" style:font-name="helvetica" fo:font-size="11pt" fo:language="en" fo:country="US" style:text-underline-style="none" fo:font-weight="normal" officeooo:rsid="00317369" officeooo:paragraph-rsid="003b5692" style:letter-kerning="true" style:font-name-asian="Noto Sans CJK SC Regular1" style:font-size-asian="11pt" style:language-asian="zh" style:country-asian="CN" style:font-weight-asian="normal" style:font-name-complex="helvetica" style:font-size-complex="11pt" style:language-complex="hi" style:country-complex="IN" style:font-weight-complex="normal"/>
    </style:style>
    <style:style style:name="P25" style:family="paragraph" style:parent-style-name="Standard">
      <style:text-properties style:use-window-font-color="true" style:font-name="helvetica" fo:font-size="8pt" fo:language="en" fo:country="US" fo:font-weight="normal" officeooo:rsid="000e93d2" style:letter-kerning="true" style:font-name-asian="Noto Sans CJK SC Regular1" style:font-size-asian="8pt" style:language-asian="zh" style:country-asian="CN" style:font-weight-asian="normal" style:font-name-complex="helvetica" style:font-size-complex="8pt" style:language-complex="hi" style:country-complex="IN" style:font-weight-complex="normal"/>
    </style:style>
    <style:style style:name="P26" style:family="paragraph" style:parent-style-name="Standard">
      <style:text-properties style:use-window-font-color="true" style:font-name="helvetica" fo:font-size="9pt" fo:language="en" fo:country="US" fo:font-weight="normal" officeooo:rsid="0040d935" officeooo:paragraph-rsid="0040d935" style:letter-kerning="true" style:font-name-asian="Noto Sans CJK SC Regular1" style:font-size-asian="9pt" style:language-asian="zh" style:country-asian="CN" style:font-weight-asian="normal" style:font-name-complex="helvetica" style:font-size-complex="9pt" style:language-complex="hi" style:country-complex="IN" style:font-weight-complex="normal"/>
    </style:style>
    <style:style style:name="P27" style:family="paragraph" style:parent-style-name="Standard">
      <style:paragraph-properties fo:line-height="115%"/>
      <style:text-properties fo:color="#ff3333" style:font-name="helvetica" fo:font-size="11pt" style:font-size-asian="11pt" style:font-name-complex="helvetica" style:font-size-complex="11pt"/>
    </style:style>
    <style:style style:name="P28" style:family="paragraph" style:parent-style-name="Standard">
      <style:paragraph-properties fo:text-align="justify" style:justify-single-word="false"/>
      <style:text-properties style:font-name="sans-serif" fo:font-size="13.5pt" fo:font-weight="normal" officeooo:rsid="00453b10" officeooo:paragraph-rsid="00453b10" style:font-weight-asian="normal" style:font-weight-complex="normal"/>
    </style:style>
    <style:style style:name="P29" style:family="paragraph" style:parent-style-name="Standard">
      <style:paragraph-properties fo:text-align="center" style:justify-single-word="false"/>
    </style:style>
    <style:style style:name="P30" style:family="paragraph" style:parent-style-name="Standard">
      <style:paragraph-properties fo:text-align="justify" style:justify-single-word="false"/>
      <style:text-properties fo:font-weight="bold" officeooo:rsid="003eb226" officeooo:paragraph-rsid="003eb226" style:font-weight-asian="bold" style:font-weight-complex="bold"/>
    </style:style>
    <style:style style:name="P31" style:family="paragraph" style:parent-style-name="Standard">
      <style:paragraph-properties fo:text-align="justify" style:justify-single-word="false"/>
      <style:text-properties fo:font-size="9pt" fo:font-weight="bold" officeooo:rsid="003db389" officeooo:paragraph-rsid="003db389" style:font-size-asian="9pt" style:font-weight-asian="bold" style:font-size-complex="9pt" style:font-weight-complex="bold"/>
    </style:style>
    <style:style style:name="P32" style:family="paragraph" style:parent-style-name="Standard">
      <style:paragraph-properties fo:line-height="115%" fo:padding-left="0in" fo:padding-right="0in" fo:padding-top="0in" fo:padding-bottom="0.028in" fo:border-left="none" fo:border-right="none" fo:border-top="none" fo:border-bottom="0.99pt solid #000000"/>
      <style:text-properties style:font-name="helvetica" fo:font-size="11pt" style:font-name-asian="helvetica" style:font-size-asian="11pt" style:font-name-complex="helvetica" style:font-size-complex="11pt"/>
    </style:style>
    <style:style style:name="P33" style:family="paragraph" style:parent-style-name="Standard">
      <style:paragraph-properties fo:line-height="115%" fo:text-align="center" style:justify-single-word="false" fo:break-before="page"/>
      <style:text-properties style:font-name="helvetica" fo:font-size="13pt" style:text-underline-style="solid" style:text-underline-width="auto" style:text-underline-color="font-color" fo:font-weight="bold" style:font-size-asian="13pt" style:font-weight-asian="bold" style:font-name-complex="helvetica" style:font-size-complex="13pt" style:font-weight-complex="bold"/>
    </style:style>
    <style:style style:name="P34" style:family="paragraph" style:parent-style-name="Standard">
      <style:paragraph-properties fo:margin-left="0.5in" fo:margin-right="0in" fo:line-height="115%" fo:text-align="justify" style:justify-single-word="false" fo:text-indent="0in" style:auto-text-indent="false"/>
      <style:text-properties officeooo:paragraph-rsid="00062dd3"/>
    </style:style>
    <style:style style:name="P35" style:family="paragraph" style:parent-style-name="Standard">
      <style:paragraph-properties fo:margin-left="0.5in" fo:margin-right="0in" fo:text-align="justify" style:justify-single-word="false" fo:text-indent="0in" style:auto-text-indent="false"/>
    </style:style>
    <style:style style:name="P36" style:family="paragraph" style:parent-style-name="Standard">
      <style:paragraph-properties fo:margin-left="0.5in" fo:margin-right="0in" fo:text-align="justify" style:justify-single-word="false" fo:text-indent="0in" style:auto-text-indent="false"/>
      <style:text-properties style:use-window-font-color="true" style:font-name="helvetica" fo:font-size="11pt" fo:language="en" fo:country="US" fo:font-weight="bold" officeooo:rsid="003929ad" style:letter-kerning="true" style:font-name-asian="Noto Sans CJK SC Regular1" style:font-size-asian="11pt" style:language-asian="zh" style:country-asian="CN" style:font-weight-asian="bold" style:font-name-complex="helvetica" style:font-size-complex="11pt" style:language-complex="hi" style:country-complex="IN" style:font-weight-complex="bold"/>
    </style:style>
    <style:style style:name="P37" style:family="paragraph" style:parent-style-name="Standard">
      <style:paragraph-properties fo:margin-left="0.5in" fo:margin-right="0in" fo:text-align="justify" style:justify-single-word="false" fo:text-indent="0in" style:auto-text-indent="false"/>
      <style:text-properties style:use-window-font-color="true" style:font-name="helvetica" fo:font-size="11pt" fo:language="en" fo:country="US" fo:font-weight="bold" officeooo:rsid="003929ad" officeooo:paragraph-rsid="003929ad" style:letter-kerning="true" style:font-name-asian="Noto Sans CJK SC Regular1" style:font-size-asian="11pt" style:language-asian="zh" style:country-asian="CN" style:font-weight-asian="bold" style:font-name-complex="helvetica" style:font-size-complex="11pt" style:language-complex="hi" style:country-complex="IN" style:font-weight-complex="bold"/>
    </style:style>
    <style:style style:name="P38" style:family="paragraph" style:parent-style-name="Preformatted_20_Text">
      <style:paragraph-properties fo:line-height="115%"/>
      <style:text-properties style:font-name="helvetica" fo:font-size="11pt" style:font-size-asian="11pt" style:font-name-complex="helvetica" style:font-size-complex="11pt"/>
    </style:style>
    <style:style style:name="P39" style:family="paragraph" style:parent-style-name="Preformatted_20_Text">
      <style:paragraph-properties fo:margin-top="0in" fo:margin-bottom="0.1965in" loext:contextual-spacing="false" fo:padding-left="0in" fo:padding-right="0in" fo:padding-top="0in" fo:padding-bottom="0.028in" fo:border-left="none" fo:border-right="none" fo:border-top="none" fo:border-bottom="0.99pt solid #000000"/>
      <style:text-properties style:font-name="helvetica" fo:font-size="11pt" style:font-size-asian="11pt" style:font-name-complex="helvetica" style:font-size-complex="11pt"/>
    </style:style>
    <style:style style:name="P40" style:family="paragraph" style:parent-style-name="Standard" style:master-page-name="Standard">
      <style:paragraph-properties fo:text-align="center" style:justify-single-word="false" style:page-number="auto"/>
      <style:text-properties style:font-name="helvetica" fo:font-size="34.5pt" style:font-size-asian="34.5pt" style:font-name-complex="helvetica"/>
    </style:style>
    <style:style style:name="P41" style:family="paragraph" style:parent-style-name="Standard">
      <style:paragraph-properties fo:line-height="115%" fo:text-align="justify" style:justify-single-word="false"/>
      <style:text-properties style:use-window-font-color="true" style:font-name="helvetica" fo:font-size="11pt" fo:language="en" fo:country="US" style:text-underline-style="solid" style:text-underline-width="auto" style:text-underline-color="font-color" fo:font-weight="bold" officeooo:rsid="00317369" style:letter-kerning="true" style:font-name-asian="Noto Sans CJK SC Regular1" style:font-size-asian="11pt" style:language-asian="zh" style:country-asian="CN" style:font-weight-asian="bold" style:font-name-complex="helvetica" style:font-size-complex="11pt" style:language-complex="hi" style:country-complex="IN" style:font-weight-complex="bold"/>
    </style:style>
    <style:style style:name="P42" style:family="paragraph" style:parent-style-name="Standard">
      <style:paragraph-properties fo:text-align="justify" style:justify-single-word="false"/>
      <style:text-properties style:use-window-font-color="true" style:font-name="helvetica" fo:font-size="11pt" fo:language="en" fo:country="US" fo:font-weight="normal" officeooo:rsid="003b5692" officeooo:paragraph-rsid="003b5692" style:letter-kerning="true" style:font-name-asian="Noto Sans CJK SC Regular1" style:font-size-asian="11pt" style:language-asian="zh" style:country-asian="CN" style:font-weight-asian="normal" style:font-name-complex="helvetica" style:font-size-complex="11pt" style:language-complex="hi" style:country-complex="IN" style:font-weight-complex="normal"/>
    </style:style>
    <style:style style:name="P43" style:family="paragraph" style:parent-style-name="Standard">
      <style:paragraph-properties fo:text-align="justify" style:justify-single-word="false"/>
      <style:text-properties style:use-window-font-color="true" style:font-name="helvetica" fo:font-size="11pt" fo:language="en" fo:country="US" fo:font-weight="normal" officeooo:rsid="003cd2c9" officeooo:paragraph-rsid="003cd2c9" style:letter-kerning="true" style:font-name-asian="Noto Sans CJK SC Regular1" style:font-size-asian="11pt" style:language-asian="zh" style:country-asian="CN" style:font-weight-asian="normal" style:font-name-complex="helvetica" style:font-size-complex="11pt" style:language-complex="hi" style:country-complex="IN" style:font-weight-complex="normal"/>
    </style:style>
    <style:style style:name="P44" style:family="paragraph" style:parent-style-name="Standard">
      <style:paragraph-properties fo:text-align="justify" style:justify-single-word="false"/>
      <style:text-properties style:use-window-font-color="true" style:font-name="helvetica" fo:font-size="11pt" fo:language="en" fo:country="US" fo:font-weight="normal" officeooo:rsid="003d9e97" officeooo:paragraph-rsid="003d9e97" style:letter-kerning="true" style:font-name-asian="Noto Sans CJK SC Regular1" style:font-size-asian="11pt" style:language-asian="zh" style:country-asian="CN" style:font-weight-asian="normal" style:font-name-complex="helvetica" style:font-size-complex="11pt" style:language-complex="hi" style:country-complex="IN" style:font-weight-complex="normal"/>
    </style:style>
    <style:style style:name="P45" style:family="paragraph" style:parent-style-name="Standard">
      <style:paragraph-properties fo:text-align="justify" style:justify-single-word="false"/>
      <style:text-properties style:use-window-font-color="true" style:font-name="helvetica" fo:font-size="11pt" fo:language="en" fo:country="US" fo:font-weight="normal" officeooo:rsid="0014a4a5" officeooo:paragraph-rsid="003db389" style:letter-kerning="true" style:font-name-asian="Noto Sans CJK SC Regular1" style:font-size-asian="11pt" style:language-asian="zh" style:country-asian="CN" style:font-weight-asian="normal" style:font-name-complex="helvetica" style:font-size-complex="11pt" style:language-complex="hi" style:country-complex="IN" style:font-weight-complex="normal"/>
    </style:style>
    <style:style style:name="P46" style:family="paragraph" style:parent-style-name="Standard">
      <style:paragraph-properties fo:text-align="justify" style:justify-single-word="false"/>
      <style:text-properties style:use-window-font-color="true" style:font-name="helvetica" fo:font-size="11pt" fo:language="en" fo:country="US" fo:font-weight="normal" officeooo:rsid="0014a4a5" officeooo:paragraph-rsid="00054d0f" style:letter-kerning="true" style:font-name-asian="Noto Sans CJK SC Regular1" style:font-size-asian="11pt" style:language-asian="zh" style:country-asian="CN" style:font-weight-asian="normal" style:font-name-complex="helvetica" style:font-size-complex="11pt" style:language-complex="hi" style:country-complex="IN" style:font-weight-complex="normal"/>
    </style:style>
    <style:style style:name="P47" style:family="paragraph" style:parent-style-name="Standard">
      <style:paragraph-properties fo:text-align="justify" style:justify-single-word="false"/>
      <style:text-properties style:use-window-font-color="true" style:font-name="helvetica" fo:font-size="11pt" fo:language="en" fo:country="US" fo:font-weight="normal" officeooo:rsid="0046dd96" officeooo:paragraph-rsid="0046dd96" style:letter-kerning="true" style:font-name-asian="Noto Sans CJK SC Regular1" style:font-size-asian="11pt" style:language-asian="zh" style:country-asian="CN" style:font-weight-asian="normal" style:font-name-complex="helvetica" style:font-size-complex="11pt" style:language-complex="hi" style:country-complex="IN" style:font-weight-complex="normal"/>
    </style:style>
    <style:style style:name="P48" style:family="paragraph" style:parent-style-name="Standard">
      <style:paragraph-properties fo:text-align="justify" style:justify-single-word="false"/>
      <style:text-properties style:use-window-font-color="true" style:font-name="helvetica" fo:font-size="11pt" fo:language="en" fo:country="US" fo:font-weight="normal" officeooo:rsid="0048f7e8" officeooo:paragraph-rsid="0048f7e8" style:letter-kerning="true" style:font-name-asian="Noto Sans CJK SC Regular1" style:font-size-asian="11pt" style:language-asian="zh" style:country-asian="CN" style:font-weight-asian="normal" style:font-name-complex="helvetica" style:font-size-complex="11pt" style:language-complex="hi" style:country-complex="IN" style:font-weight-complex="normal"/>
    </style:style>
    <style:style style:name="P49" style:family="paragraph" style:parent-style-name="Standard" style:list-style-name="L8">
      <style:text-properties style:use-window-font-color="true" style:font-name="helvetica" fo:font-size="11pt" fo:language="en" fo:country="US" fo:font-weight="normal" officeooo:rsid="002c776f" style:letter-kerning="true" style:font-name-asian="Noto Sans CJK SC Regular1" style:font-size-asian="11pt" style:language-asian="zh" style:country-asian="CN" style:font-weight-asian="normal" style:font-name-complex="helvetica" style:font-size-complex="11pt" style:language-complex="hi" style:country-complex="IN" style:font-weight-complex="normal"/>
    </style:style>
    <style:style style:name="P50" style:family="paragraph" style:parent-style-name="Standard">
      <style:paragraph-properties fo:text-align="justify" style:justify-single-word="false"/>
      <style:text-properties style:use-window-font-color="true" style:font-name="helvetica" fo:font-size="11pt" fo:language="en" fo:country="US" fo:font-weight="normal" officeooo:rsid="004665b0" officeooo:paragraph-rsid="0052d9e5" style:letter-kerning="true" style:font-name-asian="Noto Sans CJK SC Regular1" style:font-size-asian="11pt" style:language-asian="zh" style:country-asian="CN" style:font-weight-asian="normal" style:font-name-complex="helvetica" style:font-size-complex="11pt" style:language-complex="hi" style:country-complex="IN" style:font-weight-complex="normal"/>
    </style:style>
    <style:style style:name="P51" style:family="paragraph" style:parent-style-name="Standard">
      <style:paragraph-properties fo:text-align="justify" style:justify-single-word="false"/>
      <style:text-properties style:use-window-font-color="true" style:font-name="helvetica" fo:font-size="11pt" fo:language="en" fo:country="US" fo:font-weight="normal" officeooo:rsid="0051df09" officeooo:paragraph-rsid="0051df09" style:letter-kerning="true" style:font-name-asian="Noto Sans CJK SC Regular1" style:font-size-asian="11pt" style:language-asian="zh" style:country-asian="CN" style:font-weight-asian="normal" style:font-name-complex="helvetica" style:font-size-complex="11pt" style:language-complex="hi" style:country-complex="IN" style:font-weight-complex="normal"/>
    </style:style>
    <style:style style:name="P52" style:family="paragraph" style:parent-style-name="Standard">
      <style:paragraph-properties fo:text-align="justify" style:justify-single-word="false"/>
      <style:text-properties style:use-window-font-color="true" style:font-name="helvetica" fo:font-size="11pt" fo:language="en" fo:country="US" fo:font-weight="normal" officeooo:rsid="0051df09" officeooo:paragraph-rsid="0052d9e5" style:letter-kerning="true" style:font-name-asian="Noto Sans CJK SC Regular1" style:font-size-asian="11pt" style:language-asian="zh" style:country-asian="CN" style:font-weight-asian="normal" style:font-name-complex="helvetica" style:font-size-complex="11pt" style:language-complex="hi" style:country-complex="IN" style:font-weight-complex="normal"/>
    </style:style>
    <style:style style:name="P53" style:family="paragraph" style:parent-style-name="Standard">
      <style:paragraph-properties fo:text-align="justify" style:justify-single-word="false"/>
      <style:text-properties style:use-window-font-color="true" style:font-name="helvetica" fo:font-size="11pt" fo:language="en" fo:country="US" fo:font-weight="normal" officeooo:rsid="0052d9e5" officeooo:paragraph-rsid="0052d9e5" style:letter-kerning="true" style:font-name-asian="Noto Sans CJK SC Regular1" style:font-size-asian="11pt" style:language-asian="zh" style:country-asian="CN" style:font-weight-asian="normal" style:font-name-complex="helvetica" style:font-size-complex="11pt" style:language-complex="hi" style:country-complex="IN" style:font-weight-complex="normal"/>
    </style:style>
    <style:style style:name="P54" style:family="paragraph" style:parent-style-name="Standard">
      <style:paragraph-properties fo:text-align="justify" style:justify-single-word="false"/>
      <style:text-properties style:use-window-font-color="true" style:font-name="helvetica" fo:font-size="11pt" fo:language="en" fo:country="US" fo:font-weight="normal" officeooo:rsid="0052d9e5" officeooo:paragraph-rsid="005411c8" style:letter-kerning="true" style:font-name-asian="Noto Sans CJK SC Regular1" style:font-size-asian="11pt" style:language-asian="zh" style:country-asian="CN" style:font-weight-asian="normal" style:font-name-complex="helvetica" style:font-size-complex="11pt" style:language-complex="hi" style:country-complex="IN" style:font-weight-complex="normal"/>
    </style:style>
    <style:style style:name="P55" style:family="paragraph" style:parent-style-name="Standard">
      <style:paragraph-properties fo:text-align="justify" style:justify-single-word="false"/>
      <style:text-properties style:use-window-font-color="true" style:font-name="helvetica" fo:font-size="11pt" fo:language="en" fo:country="US" fo:font-weight="normal" officeooo:rsid="00453b10" officeooo:paragraph-rsid="00453b10" style:letter-kerning="true" style:font-name-asian="Noto Sans CJK SC Regular1" style:font-size-asian="11pt" style:language-asian="zh" style:country-asian="CN" style:font-weight-asian="normal" style:font-name-complex="helvetica" style:font-size-complex="11pt" style:language-complex="hi" style:country-complex="IN" style:font-weight-complex="normal"/>
    </style:style>
    <style:style style:name="P56" style:family="paragraph" style:parent-style-name="Standard">
      <style:paragraph-properties fo:line-height="115%" fo:text-align="justify" style:justify-single-word="false"/>
      <style:text-properties style:use-window-font-color="true" style:font-name="helvetica" fo:font-size="11pt" fo:language="en" fo:country="US" fo:font-weight="normal" officeooo:rsid="004d17b1" officeooo:paragraph-rsid="00572d17" style:letter-kerning="true" style:font-name-asian="Noto Sans CJK SC Regular1" style:font-size-asian="11pt" style:language-asian="zh" style:country-asian="CN" style:font-weight-asian="normal" style:font-name-complex="helvetica" style:font-size-complex="11pt" style:language-complex="hi" style:country-complex="IN" style:font-weight-complex="normal"/>
    </style:style>
    <style:style style:name="P57" style:family="paragraph" style:parent-style-name="Standard">
      <style:text-properties style:use-window-font-color="true" style:font-name="helvetica" fo:font-size="11pt" fo:language="en" fo:country="US" fo:font-weight="normal" officeooo:rsid="00572d17" officeooo:paragraph-rsid="00572d17" style:letter-kerning="true" style:font-name-asian="Noto Sans CJK SC Regular1" style:font-size-asian="11pt" style:language-asian="zh" style:country-asian="CN" style:font-weight-asian="normal" style:font-name-complex="helvetica" style:font-size-complex="11pt" style:language-complex="hi" style:country-complex="IN" style:font-weight-complex="normal"/>
    </style:style>
    <style:style style:name="P58" style:family="paragraph" style:parent-style-name="Standard">
      <style:paragraph-properties fo:text-align="justify" style:justify-single-word="false"/>
      <style:text-properties style:use-window-font-color="true" style:font-name="helvetica" fo:font-size="11pt" fo:language="en" fo:country="US" fo:font-weight="bold" officeooo:rsid="003cd2c9" officeooo:paragraph-rsid="003cd2c9" style:letter-kerning="true" style:font-name-asian="Noto Sans CJK SC Regular1" style:font-size-asian="11pt" style:language-asian="zh" style:country-asian="CN" style:font-weight-asian="bold" style:font-name-complex="helvetica" style:font-size-complex="11pt" style:language-complex="hi" style:country-complex="IN" style:font-weight-complex="bold"/>
    </style:style>
    <style:style style:name="P59" style:family="paragraph" style:parent-style-name="Standard" style:list-style-name="L2">
      <style:paragraph-properties fo:text-align="justify" style:justify-single-word="false"/>
      <style:text-properties style:use-window-font-color="true" style:font-name="helvetica" fo:font-size="11pt" fo:language="en" fo:country="US" fo:font-weight="bold" officeooo:rsid="00328216" officeooo:paragraph-rsid="00328216" style:letter-kerning="true" style:font-name-asian="Noto Sans CJK SC Regular1" style:font-size-asian="11pt" style:language-asian="zh" style:country-asian="CN" style:font-weight-asian="bold" style:font-name-complex="helvetica" style:font-size-complex="11pt" style:language-complex="hi" style:country-complex="IN" style:font-weight-complex="bold"/>
    </style:style>
    <style:style style:name="P60" style:family="paragraph" style:parent-style-name="Standard" style:list-style-name="L2">
      <style:paragraph-properties fo:text-align="justify" style:justify-single-word="false"/>
      <style:text-properties style:use-window-font-color="true" style:font-name="helvetica" fo:font-size="11pt" fo:language="en" fo:country="US" fo:font-weight="bold" officeooo:paragraph-rsid="00342e3e" style:letter-kerning="true" style:font-name-asian="Noto Sans CJK SC Regular1" style:font-size-asian="11pt" style:language-asian="zh" style:country-asian="CN" style:font-weight-asian="bold" style:font-name-complex="helvetica" style:font-size-complex="11pt" style:language-complex="hi" style:country-complex="IN" style:font-weight-complex="bold"/>
    </style:style>
    <style:style style:name="P61" style:family="paragraph" style:parent-style-name="Standard" style:list-style-name="L2">
      <style:paragraph-properties fo:text-align="justify" style:justify-single-word="false"/>
      <style:text-properties style:use-window-font-color="true" style:font-name="helvetica" fo:font-size="11pt" fo:language="en" fo:country="US" fo:font-weight="bold" officeooo:rsid="00342e3e" officeooo:paragraph-rsid="00054d0f" style:letter-kerning="true" style:font-name-asian="Noto Sans CJK SC Regular1" style:font-size-asian="11pt" style:language-asian="zh" style:country-asian="CN" style:font-weight-asian="bold" style:font-name-complex="helvetica" style:font-size-complex="11pt" style:language-complex="hi" style:country-complex="IN" style:font-weight-complex="bold"/>
    </style:style>
    <style:style style:name="P62" style:family="paragraph" style:parent-style-name="Standard">
      <style:paragraph-properties fo:text-align="justify" style:justify-single-word="false"/>
      <style:text-properties style:use-window-font-color="true" style:font-name="helvetica" fo:font-size="11pt" fo:language="en" fo:country="US" fo:font-weight="bold" officeooo:rsid="00342e3e" officeooo:paragraph-rsid="00054d0f" style:letter-kerning="true" style:font-name-asian="Noto Sans CJK SC Regular1" style:font-size-asian="11pt" style:language-asian="zh" style:country-asian="CN" style:font-weight-asian="bold" style:font-name-complex="helvetica" style:font-size-complex="11pt" style:language-complex="hi" style:country-complex="IN" style:font-weight-complex="bold"/>
    </style:style>
    <style:style style:name="P63" style:family="paragraph" style:parent-style-name="Standard" style:list-style-name="L3">
      <style:paragraph-properties fo:text-align="justify" style:justify-single-word="false"/>
      <style:text-properties style:use-window-font-color="true" style:font-name="helvetica" fo:font-size="11pt" fo:language="en" fo:country="US" fo:font-weight="bold" officeooo:rsid="00360e99" officeooo:paragraph-rsid="00054d0f" style:letter-kerning="true" style:font-name-asian="Noto Sans CJK SC Regular1" style:font-size-asian="11pt" style:language-asian="zh" style:country-asian="CN" style:font-weight-asian="bold" style:font-name-complex="helvetica" style:font-size-complex="11pt" style:language-complex="hi" style:country-complex="IN" style:font-weight-complex="bold"/>
    </style:style>
    <style:style style:name="P64" style:family="paragraph" style:parent-style-name="Standard" style:list-style-name="L4">
      <style:paragraph-properties fo:text-align="justify" style:justify-single-word="false"/>
      <style:text-properties style:use-window-font-color="true" style:font-name="helvetica" fo:font-size="11pt" fo:language="en" fo:country="US" fo:font-weight="bold" officeooo:rsid="00360e99" officeooo:paragraph-rsid="00360e99" style:letter-kerning="true" style:font-name-asian="Noto Sans CJK SC Regular1" style:font-size-asian="11pt" style:language-asian="zh" style:country-asian="CN" style:font-weight-asian="bold" style:font-name-complex="helvetica" style:font-size-complex="11pt" style:language-complex="hi" style:country-complex="IN" style:font-weight-complex="bold"/>
    </style:style>
    <style:style style:name="P65" style:family="paragraph" style:parent-style-name="Standard" style:list-style-name="L3">
      <style:text-properties style:use-window-font-color="true" style:font-name="helvetica" fo:font-size="11pt" fo:language="en" fo:country="US" fo:font-weight="bold" officeooo:rsid="00360e99" style:letter-kerning="true" style:font-name-asian="Noto Sans CJK SC Regular1" style:font-size-asian="11pt" style:language-asian="zh" style:country-asian="CN" style:font-weight-asian="bold" style:font-name-complex="helvetica" style:font-size-complex="11pt" style:language-complex="hi" style:country-complex="IN" style:font-weight-complex="bold"/>
    </style:style>
    <style:style style:name="P66" style:family="paragraph" style:parent-style-name="Standard" style:list-style-name="L5">
      <style:paragraph-properties fo:line-height="115%" fo:text-align="justify" style:justify-single-word="false"/>
      <style:text-properties style:use-window-font-color="true" style:font-name="helvetica" fo:font-size="11pt" fo:language="en" fo:country="US" fo:font-weight="bold" officeooo:paragraph-rsid="00062dd3" style:letter-kerning="true" style:font-name-asian="Noto Sans CJK SC Regular1" style:font-size-asian="11pt" style:language-asian="zh" style:country-asian="CN" style:font-weight-asian="bold" style:font-name-complex="helvetica" style:font-size-complex="11pt" style:language-complex="hi" style:country-complex="IN" style:font-weight-complex="bold"/>
    </style:style>
    <style:style style:name="P67" style:family="paragraph" style:parent-style-name="Standard">
      <style:paragraph-properties fo:text-align="justify" style:justify-single-word="false"/>
      <style:text-properties style:use-window-font-color="true" style:font-name="helvetica" fo:font-size="9pt" fo:language="en" fo:country="US" fo:font-weight="normal" officeooo:rsid="003b5692" officeooo:paragraph-rsid="003b5692" style:letter-kerning="true" style:font-name-asian="Noto Sans CJK SC Regular1" style:font-size-asian="9pt" style:language-asian="zh" style:country-asian="CN" style:font-weight-asian="normal" style:font-name-complex="helvetica" style:font-size-complex="9pt" style:language-complex="hi" style:country-complex="IN" style:font-weight-complex="normal"/>
    </style:style>
    <style:style style:name="P68" style:family="paragraph" style:parent-style-name="Standard">
      <style:paragraph-properties fo:text-align="justify" style:justify-single-word="false"/>
      <style:text-properties style:use-window-font-color="true" style:font-name="helvetica" fo:font-size="9pt" fo:language="en" fo:country="US" fo:font-weight="normal" officeooo:rsid="003cd2c9" officeooo:paragraph-rsid="003cd2c9" style:letter-kerning="true" style:font-name-asian="Noto Sans CJK SC Regular1" style:font-size-asian="9pt" style:language-asian="zh" style:country-asian="CN" style:font-weight-asian="normal" style:font-name-complex="helvetica" style:font-size-complex="9pt" style:language-complex="hi" style:country-complex="IN" style:font-weight-complex="normal"/>
    </style:style>
    <style:style style:name="P69" style:family="paragraph" style:parent-style-name="Standard">
      <style:paragraph-properties fo:text-align="justify" style:justify-single-word="false"/>
      <style:text-properties style:use-window-font-color="true" style:font-name="helvetica" fo:font-size="9pt" fo:language="en" fo:country="US" fo:font-weight="normal" officeooo:rsid="003d9e97" officeooo:paragraph-rsid="003d9e97" style:letter-kerning="true" style:font-name-asian="Noto Sans CJK SC Regular1" style:font-size-asian="9pt" style:language-asian="zh" style:country-asian="CN" style:font-weight-asian="normal" style:font-name-complex="helvetica" style:font-size-complex="9pt" style:language-complex="hi" style:country-complex="IN" style:font-weight-complex="normal"/>
    </style:style>
    <style:style style:name="P70" style:family="paragraph" style:parent-style-name="Standard">
      <style:paragraph-properties fo:text-align="justify" style:justify-single-word="false"/>
      <style:text-properties style:use-window-font-color="true" style:font-name="helvetica" fo:font-size="9pt" fo:language="en" fo:country="US" fo:font-weight="normal" officeooo:rsid="003fca11" officeooo:paragraph-rsid="0040d935" style:letter-kerning="true" style:font-name-asian="Noto Sans CJK SC Regular1" style:font-size-asian="9pt" style:language-asian="zh" style:country-asian="CN" style:font-weight-asian="normal" style:font-name-complex="helvetica" style:font-size-complex="9pt" style:language-complex="hi" style:country-complex="IN" style:font-weight-complex="normal"/>
    </style:style>
    <style:style style:name="P71" style:family="paragraph" style:parent-style-name="Standard" style:list-style-name="L1">
      <style:paragraph-properties fo:text-align="justify" style:justify-single-word="false"/>
    </style:style>
    <style:style style:name="P72" style:family="paragraph" style:parent-style-name="Standard" style:list-style-name="L2">
      <style:paragraph-properties fo:text-align="justify" style:justify-single-word="false"/>
      <style:text-properties officeooo:paragraph-rsid="00054d0f"/>
    </style:style>
    <style:style style:name="P73" style:family="paragraph" style:parent-style-name="Standard" style:list-style-name="L2">
      <style:paragraph-properties fo:text-align="justify" style:justify-single-word="false"/>
      <style:text-properties officeooo:paragraph-rsid="00342e3e"/>
    </style:style>
    <style:style style:name="P74" style:family="paragraph" style:parent-style-name="Standard" style:list-style-name="L4">
      <style:paragraph-properties fo:text-align="justify" style:justify-single-word="false"/>
      <style:text-properties officeooo:paragraph-rsid="00360e99"/>
    </style:style>
    <style:style style:name="P75" style:family="paragraph" style:parent-style-name="Standard">
      <style:paragraph-properties fo:text-align="justify" style:justify-single-word="false"/>
      <style:text-properties style:font-name="helvetica" fo:font-size="11pt" fo:font-weight="bold" officeooo:rsid="00054d0f" style:font-size-asian="11pt" style:font-weight-asian="bold" style:font-name-complex="helvetica" style:font-size-complex="11pt" style:font-weight-complex="bold"/>
    </style:style>
    <style:style style:name="P76" style:family="paragraph" style:parent-style-name="Standard">
      <style:paragraph-properties fo:text-align="justify" style:justify-single-word="false"/>
      <style:text-properties style:font-name="helvetica" fo:font-size="11pt" style:text-underline-style="solid" style:text-underline-width="auto" style:text-underline-color="font-color" fo:font-weight="bold" officeooo:rsid="00072bd0" style:font-size-asian="11pt" style:font-weight-asian="bold" style:font-name-complex="helvetica" style:font-size-complex="11pt" style:font-weight-complex="bold"/>
    </style:style>
    <style:style style:name="P77" style:family="paragraph" style:parent-style-name="Standard">
      <style:paragraph-properties fo:text-align="justify" style:justify-single-word="false"/>
      <style:text-properties style:font-name="helvetica" fo:font-size="11pt" style:text-underline-style="solid" style:text-underline-width="auto" style:text-underline-color="font-color" fo:font-weight="bold" style:font-size-asian="11pt" style:font-weight-asian="bold" style:font-name-complex="helvetica" style:font-size-complex="11pt" style:font-weight-complex="bold"/>
    </style:style>
    <style:style style:name="P78" style:family="paragraph" style:parent-style-name="Standard">
      <style:paragraph-properties fo:text-align="justify" style:justify-single-word="false"/>
      <style:text-properties style:font-name="helvetica" fo:font-size="11pt" officeooo:rsid="00572d17" officeooo:paragraph-rsid="00572d17" style:font-size-asian="11pt" style:font-name-complex="helvetica" style:font-size-complex="11pt"/>
    </style:style>
    <style:style style:name="P79" style:family="paragraph" style:parent-style-name="Standard">
      <style:paragraph-properties fo:text-align="justify" style:justify-single-word="false"/>
      <style:text-properties style:font-name="helvetica" fo:font-size="8pt" officeooo:rsid="0057bc01" officeooo:paragraph-rsid="0057bc01" style:font-size-asian="8pt" style:font-name-complex="helvetica" style:font-size-complex="8pt"/>
    </style:style>
    <style:style style:name="P80" style:family="paragraph" style:parent-style-name="Standard" style:list-style-name="L6"/>
    <style:style style:name="P81" style:family="paragraph" style:parent-style-name="Standard">
      <style:paragraph-properties fo:text-align="justify" style:justify-single-word="false"/>
      <style:text-properties fo:color="#000000" style:font-name="helvetica" fo:font-size="11pt" fo:language="en" fo:country="US" fo:font-weight="normal" officeooo:rsid="0051df09" officeooo:paragraph-rsid="0051df09" style:letter-kerning="true" style:font-name-asian="Noto Sans CJK SC Regular1" style:font-size-asian="11pt" style:language-asian="zh" style:country-asian="CN" style:font-weight-asian="normal" style:font-name-complex="helvetica" style:font-size-complex="11pt" style:language-complex="hi" style:country-complex="IN" style:font-weight-complex="normal"/>
    </style:style>
    <style:style style:name="P82" style:family="paragraph" style:parent-style-name="Standard">
      <style:paragraph-properties fo:text-align="justify" style:justify-single-word="false"/>
      <style:text-properties fo:font-weight="normal" officeooo:rsid="0046dd96" officeooo:paragraph-rsid="0046dd96" style:font-weight-asian="normal" style:font-weight-complex="normal"/>
    </style:style>
    <style:style style:name="P83" style:family="paragraph" style:parent-style-name="Standard">
      <style:paragraph-properties fo:text-align="justify" style:justify-single-word="false"/>
      <style:text-properties fo:color="#ff3333" fo:font-weight="normal" officeooo:rsid="005411c8" officeooo:paragraph-rsid="005411c8" style:font-weight-asian="normal" style:font-weight-complex="normal"/>
    </style:style>
    <style:style style:name="P84" style:family="paragraph" style:parent-style-name="Standard">
      <style:text-properties fo:color="#ff3333" style:font-name="helvetica" fo:font-size="11pt" fo:language="en" fo:country="US" fo:font-weight="bold" officeooo:rsid="00572d17" officeooo:paragraph-rsid="00572d17" style:letter-kerning="true" style:font-name-asian="Noto Sans CJK SC Regular1" style:font-size-asian="11pt" style:language-asian="zh" style:country-asian="CN" style:font-weight-asian="bold" style:font-name-complex="helvetica" style:font-size-complex="11pt" style:language-complex="hi" style:country-complex="IN" style:font-weight-complex="bold"/>
    </style:style>
    <style:style style:name="P85" style:family="paragraph" style:parent-style-name="Standard">
      <style:paragraph-properties fo:text-align="justify" style:justify-single-word="false"/>
      <style:text-properties fo:color="#ff3333" style:font-name="helvetica" fo:font-size="11pt" style:text-underline-style="none" fo:font-weight="bold" style:font-size-asian="11pt" style:font-weight-asian="bold" style:font-name-complex="helvetica" style:font-size-complex="11pt" style:font-weight-complex="bold"/>
    </style:style>
    <style:style style:name="P86" style:family="paragraph" style:parent-style-name="Standard">
      <style:paragraph-properties fo:text-align="justify" style:justify-single-word="false"/>
      <style:text-properties fo:color="#ff3333" style:font-name="helvetica" fo:font-size="11pt" style:text-underline-style="none" fo:font-weight="bold" officeooo:rsid="0057bc01" officeooo:paragraph-rsid="0057bc01" style:font-size-asian="11pt" style:font-weight-asian="bold" style:font-name-complex="helvetica" style:font-size-complex="11pt" style:font-weight-complex="bold"/>
    </style:style>
    <style:style style:name="P87" style:family="paragraph" style:parent-style-name="Standard">
      <style:paragraph-properties fo:margin-left="0in" fo:margin-right="0in" fo:line-height="115%" fo:text-align="justify" style:justify-single-word="false" fo:text-indent="0in" style:auto-text-indent="false"/>
      <style:text-properties style:use-window-font-color="true" style:font-name="helvetica" fo:font-size="11pt" fo:language="en" fo:country="US" fo:font-weight="normal" officeooo:rsid="004a9508" officeooo:paragraph-rsid="004a9508" style:letter-kerning="true" style:font-name-asian="Noto Sans CJK SC Regular1" style:font-size-asian="11pt" style:language-asian="zh" style:country-asian="CN" style:font-weight-asian="normal" style:font-name-complex="helvetica" style:font-size-complex="11pt" style:language-complex="hi" style:country-complex="IN" style:font-weight-complex="normal"/>
    </style:style>
    <style:style style:name="P88" style:family="paragraph" style:parent-style-name="Standard">
      <style:paragraph-properties fo:margin-left="0in" fo:margin-right="0in" fo:line-height="115%" fo:text-align="justify" style:justify-single-word="false" fo:text-indent="0in" style:auto-text-indent="false"/>
      <style:text-properties style:use-window-font-color="true" style:font-name="helvetica" fo:font-size="11pt" fo:language="en" fo:country="US" fo:font-weight="bold" officeooo:rsid="004a9508" officeooo:paragraph-rsid="004a9508" style:letter-kerning="true" style:font-name-asian="Noto Sans CJK SC Regular1" style:font-size-asian="11pt" style:language-asian="zh" style:country-asian="CN" style:font-weight-asian="bold" style:font-name-complex="helvetica" style:font-size-complex="11pt" style:language-complex="hi" style:country-complex="IN" style:font-weight-complex="bold"/>
    </style:style>
    <style:style style:name="P89" style:family="paragraph" style:parent-style-name="Standard">
      <style:paragraph-properties fo:margin-left="0in" fo:margin-right="0in" fo:line-height="115%" fo:text-align="justify" style:justify-single-word="false" fo:text-indent="0in" style:auto-text-indent="false"/>
      <style:text-properties style:use-window-font-color="true" style:font-name="helvetica" fo:font-size="8pt" fo:language="en" fo:country="US" fo:font-weight="normal" officeooo:rsid="004a9508" officeooo:paragraph-rsid="004a9508" style:letter-kerning="true" style:font-name-asian="Noto Sans CJK SC Regular1" style:font-size-asian="8pt" style:language-asian="zh" style:country-asian="CN" style:font-weight-asian="normal" style:font-name-complex="helvetica" style:font-size-complex="8pt" style:language-complex="hi" style:country-complex="IN" style:font-weight-complex="normal"/>
    </style:style>
    <style:style style:name="P90" style:family="paragraph" style:parent-style-name="Standard">
      <style:paragraph-properties fo:margin-left="0.5in" fo:margin-right="0in" fo:line-height="115%" fo:text-align="justify" style:justify-single-word="false" fo:text-indent="0in" style:auto-text-indent="false"/>
      <style:text-properties style:use-window-font-color="true" style:font-name="helvetica" fo:font-size="11pt" fo:language="en" fo:country="US" fo:font-weight="bold" officeooo:paragraph-rsid="00062dd3" style:letter-kerning="true" style:font-name-asian="Noto Sans CJK SC Regular1" style:font-size-asian="11pt" style:language-asian="zh" style:country-asian="CN" style:font-weight-asian="bold" style:font-name-complex="helvetica" style:font-size-complex="11pt" style:language-complex="hi" style:country-complex="IN" style:font-weight-complex="bold"/>
    </style:style>
    <style:style style:name="P91" style:family="paragraph" style:parent-style-name="Preformatted_20_Text" style:list-style-name="L7">
      <style:text-properties style:use-window-font-color="true" style:font-name="helvetica" fo:font-size="11pt" fo:language="en" fo:country="US" fo:font-weight="bold" officeooo:rsid="003929ad" officeooo:paragraph-rsid="003929ad" style:letter-kerning="true" style:font-name-asian="Noto Sans CJK SC Regular1" style:font-size-asian="11pt" style:language-asian="zh" style:country-asian="CN" style:font-weight-asian="bold" style:font-name-complex="helvetica" style:font-size-complex="11pt" style:language-complex="hi" style:country-complex="IN" style:font-weight-complex="bold"/>
    </style:style>
    <style:style style:name="T1" style:family="text">
      <style:text-properties style:font-name="helvetica" fo:font-size="11pt" fo:font-weight="bold" style:font-size-asian="11pt" style:font-weight-asian="bold" style:font-name-complex="helvetica" style:font-size-complex="11pt" style:font-weight-complex="bold"/>
    </style:style>
    <style:style style:name="T2" style:family="text">
      <style:text-properties style:font-name="helvetica" fo:font-size="11pt" style:text-underline-style="solid" style:text-underline-width="auto" style:text-underline-color="font-color" fo:font-weight="bold" style:font-size-asian="11pt" style:font-weight-asian="bold" style:font-name-complex="helvetica" style:font-size-complex="11pt" style:font-weight-complex="bold"/>
    </style:style>
    <style:style style:name="T3" style:family="text">
      <style:text-properties style:font-name="helvetica" fo:font-size="11pt" fo:font-style="normal" fo:font-weight="normal" style:font-size-asian="11pt" style:font-style-asian="normal" style:font-weight-asian="normal" style:font-name-complex="helvetica" style:font-size-complex="11pt" style:font-style-complex="normal" style:font-weight-complex="normal"/>
    </style:style>
    <style:style style:name="T4" style:family="text">
      <style:text-properties style:font-name="helvetica" fo:font-size="11pt" fo:language="en" fo:country="US" style:letter-kerning="true" style:font-name-asian="Noto Sans CJK SC Regular1" style:font-size-asian="11pt" style:language-asian="zh" style:country-asian="CN" style:font-name-complex="helvetica" style:font-size-complex="11pt" style:language-complex="hi" style:country-complex="IN"/>
    </style:style>
    <style:style style:name="T5" style:family="text">
      <style:text-properties style:font-name="helvetica" fo:font-size="22.5pt" style:font-size-asian="22.5pt" style:font-name-complex="helvetica"/>
    </style:style>
    <style:style style:name="T6" style:family="text">
      <style:text-properties style:font-name="helvetica" fo:font-size="22.5pt" officeooo:rsid="003b5692" style:font-size-asian="22.5pt" style:font-name-complex="helvetica"/>
    </style:style>
    <style:style style:name="T7" style:family="text">
      <style:text-properties style:use-window-font-color="true" style:font-name="helvetica" fo:font-size="11pt" fo:language="en" fo:country="US" fo:font-weight="normal" style:letter-kerning="true" style:font-name-asian="Noto Sans CJK SC Regular1" style:font-size-asian="11pt" style:language-asian="zh" style:country-asian="CN" style:font-weight-asian="normal" style:font-name-complex="helvetica" style:font-size-complex="11pt" style:language-complex="hi" style:country-complex="IN" style:font-weight-complex="normal"/>
    </style:style>
    <style:style style:name="T8" style:family="text">
      <style:text-properties style:use-window-font-color="true" style:font-name="helvetica" fo:font-size="11pt" fo:language="en" fo:country="US" fo:font-weight="normal" officeooo:rsid="0014a4a5" style:letter-kerning="true" style:font-name-asian="Noto Sans CJK SC Regular1" style:font-size-asian="11pt" style:language-asian="zh" style:country-asian="CN" style:font-weight-asian="normal" style:font-name-complex="helvetica" style:font-size-complex="11pt" style:language-complex="hi" style:country-complex="IN" style:font-weight-complex="normal"/>
    </style:style>
    <style:style style:name="T9" style:family="text">
      <style:text-properties style:use-window-font-color="true" style:font-name="helvetica" fo:font-size="11pt" fo:language="en" fo:country="US" style:letter-kerning="true" style:font-name-asian="Noto Sans CJK SC Regular1" style:font-size-asian="11pt" style:language-asian="zh" style:country-asian="CN" style:font-name-complex="helvetica" style:font-size-complex="11pt" style:language-complex="hi" style:country-complex="IN"/>
    </style:style>
    <style:style style:name="T10" style:family="text">
      <style:text-properties style:use-window-font-color="true" style:font-name="helvetica" fo:font-size="11pt" fo:language="en" fo:country="US" officeooo:rsid="00360e99" style:letter-kerning="true" style:font-name-asian="Noto Sans CJK SC Regular1" style:font-size-asian="11pt" style:language-asian="zh" style:country-asian="CN" style:font-name-complex="helvetica" style:font-size-complex="11pt" style:language-complex="hi" style:country-complex="IN"/>
    </style:style>
    <style:style style:name="T11" style:family="text">
      <style:text-properties style:use-window-font-color="true" style:font-name="helvetica" fo:font-size="11pt" fo:language="en" fo:country="US" officeooo:rsid="004797f7" style:letter-kerning="true" style:font-name-asian="Noto Sans CJK SC Regular1" style:font-size-asian="11pt" style:language-asian="zh" style:country-asian="CN" style:font-name-complex="helvetica" style:font-size-complex="11pt" style:language-complex="hi" style:country-complex="IN"/>
    </style:style>
    <style:style style:name="T12" style:family="text">
      <style:text-properties style:use-window-font-color="true" style:font-name="helvetica" fo:font-size="11pt" fo:language="en" fo:country="US" officeooo:rsid="005535e6" style:letter-kerning="true" style:font-name-asian="Noto Sans CJK SC Regular1" style:font-size-asian="11pt" style:language-asian="zh" style:country-asian="CN" style:font-name-complex="helvetica" style:font-size-complex="11pt" style:language-complex="hi" style:country-complex="IN"/>
    </style:style>
    <style:style style:name="T13" style:family="text">
      <style:text-properties style:use-window-font-color="true" style:font-name="helvetica" fo:font-size="11pt" fo:language="en" fo:country="US" style:text-underline-style="solid" style:text-underline-width="auto" style:text-underline-color="font-color" fo:font-weight="bold" style:letter-kerning="true" style:font-name-asian="Noto Sans CJK SC Regular1" style:font-size-asian="11pt" style:language-asian="zh" style:country-asian="CN" style:font-weight-asian="bold" style:font-name-complex="helvetica" style:font-size-complex="11pt" style:language-complex="hi" style:country-complex="IN" style:font-weight-complex="bold"/>
    </style:style>
    <style:style style:name="T14" style:family="text">
      <style:text-properties style:use-window-font-color="true" style:font-name="helvetica" fo:font-size="11pt" fo:language="en" fo:country="US" style:text-underline-style="solid" style:text-underline-width="auto" style:text-underline-color="font-color" fo:font-weight="bold" officeooo:rsid="00317369" style:letter-kerning="true" style:font-name-asian="Noto Sans CJK SC Regular1" style:font-size-asian="11pt" style:language-asian="zh" style:country-asian="CN" style:font-weight-asian="bold" style:font-name-complex="helvetica" style:font-size-complex="11pt" style:language-complex="hi" style:country-complex="IN" style:font-weight-complex="bold"/>
    </style:style>
    <style:style style:name="T15" style:family="text">
      <style:text-properties style:use-window-font-color="true" style:font-name="helvetica" fo:font-size="11pt" fo:language="en" fo:country="US" style:text-underline-style="solid" style:text-underline-width="auto" style:text-underline-color="font-color" fo:font-weight="bold" officeooo:rsid="0037b21c" style:letter-kerning="true" style:font-name-asian="Noto Sans CJK SC Regular1" style:font-size-asian="11pt" style:language-asian="zh" style:country-asian="CN" style:font-weight-asian="bold" style:font-name-complex="helvetica" style:font-size-complex="11pt" style:language-complex="hi" style:country-complex="IN" style:font-weight-complex="bold"/>
    </style:style>
    <style:style style:name="T16" style:family="text">
      <style:text-properties style:use-window-font-color="true" style:font-name="helvetica" fo:font-size="11pt" fo:language="en" fo:country="US" fo:font-weight="bold" style:letter-kerning="true" style:font-name-asian="Noto Sans CJK SC Regular1" style:font-size-asian="11pt" style:language-asian="zh" style:country-asian="CN" style:font-weight-asian="bold" style:font-name-complex="helvetica" style:font-size-complex="11pt" style:language-complex="hi" style:country-complex="IN" style:font-weight-complex="bold"/>
    </style:style>
    <style:style style:name="T17" style:family="text">
      <style:text-properties style:use-window-font-color="true" style:font-name="helvetica" fo:font-size="11pt" fo:language="en" fo:country="US" fo:font-weight="bold" officeooo:rsid="00054d0f" style:letter-kerning="true" style:font-name-asian="Noto Sans CJK SC Regular1" style:font-size-asian="11pt" style:language-asian="zh" style:country-asian="CN" style:font-weight-asian="bold" style:font-name-complex="helvetica" style:font-size-complex="11pt" style:language-complex="hi" style:country-complex="IN" style:font-weight-complex="bold"/>
    </style:style>
    <style:style style:name="T18" style:family="text">
      <style:text-properties style:use-window-font-color="true" style:font-name="helvetica" fo:font-size="11pt" fo:language="en" fo:country="US" fo:font-weight="bold" officeooo:rsid="0014a4a5" style:letter-kerning="true" style:font-name-asian="Noto Sans CJK SC Regular1" style:font-size-asian="11pt" style:language-asian="zh" style:country-asian="CN" style:font-weight-asian="bold" style:font-name-complex="helvetica" style:font-size-complex="11pt" style:language-complex="hi" style:country-complex="IN" style:font-weight-complex="bold"/>
    </style:style>
    <style:style style:name="T19" style:family="text">
      <style:text-properties style:use-window-font-color="true" style:font-name="helvetica" fo:font-size="11pt" fo:language="en" fo:country="US" fo:font-weight="bold" officeooo:rsid="00317369" style:letter-kerning="true" style:font-name-asian="Noto Sans CJK SC Regular1" style:font-size-asian="11pt" style:language-asian="zh" style:country-asian="CN" style:font-weight-asian="bold" style:font-name-complex="helvetica" style:font-size-complex="11pt" style:language-complex="hi" style:country-complex="IN" style:font-weight-complex="bold"/>
    </style:style>
    <style:style style:name="T20" style:family="text">
      <style:text-properties style:use-window-font-color="true" style:font-name="helvetica" fo:font-size="11pt" fo:language="en" fo:country="US" fo:font-weight="bold" officeooo:rsid="00328216" style:letter-kerning="true" style:font-name-asian="Noto Sans CJK SC Regular1" style:font-size-asian="11pt" style:language-asian="zh" style:country-asian="CN" style:font-weight-asian="bold" style:font-name-complex="helvetica" style:font-size-complex="11pt" style:language-complex="hi" style:country-complex="IN" style:font-weight-complex="bold"/>
    </style:style>
    <style:style style:name="T21" style:family="text">
      <style:text-properties style:use-window-font-color="true" style:font-name="helvetica" fo:font-size="11pt" fo:language="en" fo:country="US" fo:font-weight="bold" officeooo:rsid="00342e3e" style:letter-kerning="true" style:font-name-asian="Noto Sans CJK SC Regular1" style:font-size-asian="11pt" style:language-asian="zh" style:country-asian="CN" style:font-weight-asian="bold" style:font-name-complex="helvetica" style:font-size-complex="11pt" style:language-complex="hi" style:country-complex="IN" style:font-weight-complex="bold"/>
    </style:style>
    <style:style style:name="T22" style:family="text">
      <style:text-properties style:use-window-font-color="true" style:font-name="helvetica" fo:font-size="11pt" fo:language="en" fo:country="US" fo:font-weight="bold" officeooo:rsid="00360e99" style:letter-kerning="true" style:font-name-asian="Noto Sans CJK SC Regular1" style:font-size-asian="11pt" style:language-asian="zh" style:country-asian="CN" style:font-weight-asian="bold" style:font-name-complex="helvetica" style:font-size-complex="11pt" style:language-complex="hi" style:country-complex="IN" style:font-weight-complex="bold"/>
    </style:style>
    <style:style style:name="T23" style:family="text">
      <style:text-properties style:use-window-font-color="true" style:font-name="helvetica" fo:font-size="11pt" fo:language="en" fo:country="US" fo:font-weight="bold" officeooo:rsid="0037b21c" style:letter-kerning="true" style:font-name-asian="Noto Sans CJK SC Regular1" style:font-size-asian="11pt" style:language-asian="zh" style:country-asian="CN" style:font-weight-asian="bold" style:font-name-complex="helvetica" style:font-size-complex="11pt" style:language-complex="hi" style:country-complex="IN" style:font-weight-complex="bold"/>
    </style:style>
    <style:style style:name="T24" style:family="text">
      <style:text-properties style:use-window-font-color="true" style:font-name="helvetica" fo:font-size="11pt" fo:language="en" fo:country="US" fo:font-weight="bold" officeooo:rsid="003929ad" style:letter-kerning="true" style:font-name-asian="Noto Sans CJK SC Regular1" style:font-size-asian="11pt" style:language-asian="zh" style:country-asian="CN" style:font-weight-asian="bold" style:font-name-complex="helvetica" style:font-size-complex="11pt" style:language-complex="hi" style:country-complex="IN" style:font-weight-complex="bold"/>
    </style:style>
    <style:style style:name="T25" style:family="text">
      <style:text-properties style:use-window-font-color="true" style:font-name="helvetica" fo:font-size="11pt" fo:language="en" fo:country="US" fo:font-weight="bold" officeooo:rsid="0046dd96" style:letter-kerning="true" style:font-name-asian="Noto Sans CJK SC Regular1" style:font-size-asian="11pt" style:language-asian="zh" style:country-asian="CN" style:font-weight-asian="bold" style:font-name-complex="helvetica" style:font-size-complex="11pt" style:language-complex="hi" style:country-complex="IN" style:font-weight-complex="bold"/>
    </style:style>
    <style:style style:name="T26" style:family="text">
      <style:text-properties style:use-window-font-color="true" style:font-name="helvetica" fo:font-size="11pt" fo:language="en" fo:country="US" fo:font-style="normal" fo:font-weight="bold" officeooo:rsid="00072bd0" style:letter-kerning="true" style:font-name-asian="Noto Sans CJK SC Regular1" style:font-size-asian="11pt" style:language-asian="zh" style:country-asian="CN" style:font-style-asian="normal" style:font-weight-asian="bold" style:font-name-complex="helvetica" style:font-size-complex="11pt" style:language-complex="hi" style:country-complex="IN" style:font-style-complex="normal" style:font-weight-complex="bold"/>
    </style:style>
    <style:style style:name="T27" style:family="text">
      <style:text-properties style:use-window-font-color="true" style:font-name="helvetica" fo:font-size="11pt" fo:language="en" fo:country="US" style:text-underline-style="none" fo:font-weight="bold" officeooo:rsid="00317369" style:letter-kerning="true" style:font-name-asian="Noto Sans CJK SC Regular1" style:font-size-asian="11pt" style:language-asian="zh" style:country-asian="CN" style:font-weight-asian="bold" style:font-name-complex="helvetica" style:font-size-complex="11pt" style:language-complex="hi" style:country-complex="IN" style:font-weight-complex="bold"/>
    </style:style>
    <style:style style:name="T28" style:family="text">
      <style:text-properties style:use-window-font-color="true" style:font-name="helvetica" fo:font-size="11pt" fo:language="en" fo:country="US" style:text-underline-style="none" fo:font-weight="normal" officeooo:rsid="00317369" style:letter-kerning="true" style:font-name-asian="Noto Sans CJK SC Regular1" style:font-size-asian="11pt" style:language-asian="zh" style:country-asian="CN" style:font-weight-asian="normal" style:font-name-complex="helvetica" style:font-size-complex="11pt" style:language-complex="hi" style:country-complex="IN" style:font-weight-complex="normal"/>
    </style:style>
    <style:style style:name="T29" style:family="text">
      <style:text-properties style:use-window-font-color="true" style:font-name="helvetica" fo:font-size="11pt" fo:language="en" fo:country="US" style:text-underline-style="none" fo:font-weight="normal" officeooo:rsid="003b5692" style:letter-kerning="true" style:font-name-asian="Noto Sans CJK SC Regular1" style:font-size-asian="11pt" style:language-asian="zh" style:country-asian="CN" style:font-weight-asian="normal" style:font-name-complex="helvetica" style:font-size-complex="11pt" style:language-complex="hi" style:country-complex="IN" style:font-weight-complex="normal"/>
    </style:style>
    <style:style style:name="T30" style:family="text">
      <style:text-properties style:use-window-font-color="true" style:font-name="helvetica" fo:language="en" fo:country="US" fo:font-weight="normal" style:letter-kerning="true" style:font-name-asian="Noto Sans CJK SC Regular1" style:language-asian="zh" style:country-asian="CN" style:font-weight-asian="normal" style:font-name-complex="helvetica" style:language-complex="hi" style:country-complex="IN" style:font-weight-complex="normal"/>
    </style:style>
    <style:style style:name="T31" style:family="text">
      <style:text-properties style:use-window-font-color="true" style:font-name="helvetica" fo:language="en" fo:country="US" fo:font-weight="normal" officeooo:rsid="0014a4a5" style:letter-kerning="true" style:font-name-asian="Noto Sans CJK SC Regular1" style:language-asian="zh" style:country-asian="CN" style:font-weight-asian="normal" style:font-name-complex="helvetica" style:language-complex="hi" style:country-complex="IN" style:font-weight-complex="normal"/>
    </style:style>
    <style:style style:name="T32" style:family="text">
      <style:text-properties style:use-window-font-color="true" style:font-name="helvetica" fo:font-size="22.5pt" fo:language="en" fo:country="US" officeooo:rsid="00054d0f" style:letter-kerning="true" style:font-name-asian="Noto Sans CJK SC Regular1" style:font-size-asian="22.5pt" style:language-asian="zh" style:country-asian="CN" style:font-name-complex="helvetica" style:font-size-complex="12pt" style:language-complex="hi" style:country-complex="IN"/>
    </style:style>
    <style:style style:name="T33" style:family="text">
      <style:text-properties style:use-window-font-color="true" fo:language="en" fo:country="US" fo:font-weight="bold" style:letter-kerning="true" style:font-name-asian="Noto Sans CJK SC Regular1" style:font-size-asian="11pt" style:language-asian="zh" style:country-asian="CN" style:font-weight-asian="bold" style:font-name-complex="helvetica" style:font-size-complex="11pt" style:language-complex="hi" style:country-complex="IN" style:font-weight-complex="bold"/>
    </style:style>
    <style:style style:name="T34" style:family="text">
      <style:text-properties style:use-window-font-color="true" fo:language="en" fo:country="US" fo:font-weight="bold" officeooo:rsid="00054d0f" style:letter-kerning="true" style:font-name-asian="Noto Sans CJK SC Regular1" style:font-size-asian="11pt" style:language-asian="zh" style:country-asian="CN" style:font-weight-asian="bold" style:font-name-complex="helvetica" style:font-size-complex="11pt" style:language-complex="hi" style:country-complex="IN" style:font-weight-complex="bold"/>
    </style:style>
    <style:style style:name="T35" style:family="text">
      <style:text-properties officeooo:rsid="00342e3e"/>
    </style:style>
    <style:style style:name="T36" style:family="text">
      <style:text-properties officeooo:rsid="003885d5"/>
    </style:style>
    <style:style style:name="T37" style:family="text">
      <style:text-properties officeooo:rsid="003929ad"/>
    </style:style>
    <style:style style:name="T38" style:family="text">
      <style:text-properties fo:color="#ff3333" fo:font-weight="bold" style:font-weight-asian="bold" style:font-weight-complex="bold"/>
    </style:style>
    <style:style style:name="T39" style:family="text">
      <style:text-properties fo:color="#ff3333" fo:font-weight="bold" officeooo:rsid="0042be10" style:font-weight-asian="bold" style:font-weight-complex="bold"/>
    </style:style>
    <style:style style:name="T40" style:family="text">
      <style:text-properties fo:color="#ff3333" fo:font-weight="bold" officeooo:rsid="0051a09c" style:font-weight-asian="bold" style:font-weight-complex="bold"/>
    </style:style>
    <style:style style:name="T41" style:family="text">
      <style:text-properties fo:color="#ff3333" style:font-name="helvetica" fo:font-size="11pt" fo:language="en" fo:country="US" fo:font-weight="bold" officeooo:rsid="005535e6" style:letter-kerning="true" style:font-name-asian="Noto Sans CJK SC Regular1" style:font-size-asian="11pt" style:language-asian="zh" style:country-asian="CN" style:font-weight-asian="bold" style:font-name-complex="helvetica" style:font-size-complex="11pt" style:language-complex="hi" style:country-complex="IN" style:font-weight-complex="bold"/>
    </style:style>
    <style:style style:name="T42" style:family="text">
      <style:text-properties officeooo:rsid="003b5692"/>
    </style:style>
    <style:style style:name="T43" style:family="text">
      <style:text-properties officeooo:rsid="003fca11"/>
    </style:style>
    <style:style style:name="T44" style:family="text">
      <style:text-properties officeooo:rsid="0042be10"/>
    </style:style>
    <style:style style:name="T45" style:family="text">
      <style:text-properties officeooo:rsid="004dab1d"/>
    </style:style>
    <style:style style:name="T46" style:family="text">
      <style:text-properties officeooo:rsid="0051df09"/>
    </style:style>
    <style:style style:name="T47" style:family="text">
      <style:text-properties officeooo:rsid="005411c8"/>
    </style:style>
    <style:style style:name="T48" style:family="text">
      <style:text-properties officeooo:rsid="0056280d"/>
    </style:style>
    <style:style style:name="T49" style:family="text">
      <style:text-properties officeooo:rsid="00572d17"/>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4846in" fo:text-indent="-0.25in" fo:margin-left="1.484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7346in" fo:text-indent="-0.25in" fo:margin-left="1.7346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846in" fo:text-indent="-0.25in" fo:margin-left="1.9846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2346in" fo:text-indent="-0.25in" fo:margin-left="2.2346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846in" fo:text-indent="-0.25in" fo:margin-left="2.4846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7346in" fo:text-indent="-0.25in" fo:margin-left="2.734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9846in" fo:text-indent="-0.25in" fo:margin-left="2.9846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2346in" fo:text-indent="-0.25in" fo:margin-left="3.2346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4846in" fo:text-indent="-0.25in" fo:margin-left="3.4846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7346in" fo:text-indent="-0.25in" fo:margin-left="3.7346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Comparative Genomics 2018</text:p>
      <text:p text:style-name="P29"><text:span text:style-name="T5">Practical </text:span><text:span text:style-name="T6">4</text:span><text:span text:style-name="T5">: </text:span><text:span text:style-name="T32">Phylogenomics</text:span></text:p>
      <text:p text:style-name="P1"/>
      <text:p text:style-name="P2">Group 9</text:p>
      <text:p text:style-name="P38">Martinez Hernandez, Marina</text:p>
      <text:p text:style-name="P39">Perez Gomez, Fernando</text:p>
      <text:p text:style-name="P3"/>
      <text:p text:style-name="P2">Summary</text:p>
      <text:p text:style-name="P27">(100-200 words)</text:p>
      <text:p text:style-name="P3"/>
      <text:p text:style-name="P2">Key questions to answer</text:p>
      <text:p text:style-name="P27">Topic</text:p>
      <text:p text:style-name="P27">1. </text:p>
      <text:p text:style-name="P27">2. </text:p>
      <text:p text:style-name="P32"/>
      <text:p text:style-name="P5"/>
      <text:p text:style-name="P3"/>
      <text:p text:style-name="P2">Attachments</text:p>
      <text:p text:style-name="P27">For example</text:p>
      <text:p text:style-name="P27">Activity 1.1: practical1_group9_scriptname1.py</text:p>
      <text:p text:style-name="P27">Activity 2.1: practical1_group9_scriptname2.py</text:p>
      <text:p text:style-name="P27"/>
      <text:p text:style-name="P3"/>
      <text:p text:style-name="P33"/>
      <text:p text:style-name="P9"/>
      <text:p text:style-name="P8"><text:span text:style-name="T2">Exe</text:span><text:span text:style-name="T13">rcise 1 – </text:span><text:span text:style-name="T14">Orthology Search</text:span></text:p>
      <text:p text:style-name="P8"><text:span text:style-name="T27">Select </text:span><text:span text:style-name="T19">one of your prokaryotic genomes as the reference genome. For this prokaryotic reference genome, you will search for the best hit orthologs in the remaining prokaryotic genomes. Use BLAST for this purpose.</text:span></text:p>
      <text:p text:style-name="P8"><text:span text:style-name="T28">04.fa.txt </text:span><text:span text:style-name="T29">selected as the reference genome.</text:span></text:p>
      <text:p text:style-name="P41"/>
      <text:list xml:id="list8401439315270237810" text:style-name="L1">
        <text:list-header>
          <text:p text:style-name="P71"><text:span text:style-name="T1">1. </text:span><text:span text:style-name="T19">For all of your prokaryotic genomes (including the reference genome), find multi FASTA files with proteins from one of the previous practicals. The multi FASTA file contains all protein sequences inferred from your genomes and will be called as the proteome file.</text:span></text:p>
        </text:list-header>
      </text:list>
      <text:p text:style-name="P75"/>
      <text:p text:style-name="P24">Done! <text:span text:style-name="T42">File names: 04.fa.txt.pfa, 16.fa.txt.pfa, 18.fa.txt.pfa and 49.fa.txt.pfa.</text:span></text:p>
      <text:p text:style-name="P15"/>
      <text:p text:style-name="P7"><text:span text:style-name="T34"><text:tab/>2. </text:span><text:span text:style-name="T33">Configure BLAST. Copy the configuration file to be able to use the BLAST commands.</text:span></text:p>
      <text:p text:style-name="P42">Done! </text:p>
      <text:p text:style-name="P42"/>
      <text:p text:style-name="P67">Command:</text:p>
      <text:p text:style-name="P67">cp /afs/pdc.kth.se/home/a/arnee/.ncbirc ~/</text:p>
      <text:p text:style-name="P16"/>
      <text:list xml:id="list6903788250330831260" text:style-name="L2">
        <text:list-header>
          <text:p text:style-name="P72"><text:span text:style-name="T17">3. </text:span><text:span text:style-name="T18">Create a BLAST database for your proteomes. </text:span><text:span text:style-name="T16">In the previous practicals, you used makeblastdb to create a database for blastn. Repeat the same procedure for all of your selected proteomes individually (amino acid type).</text:span></text:p>
        </text:list-header>
      </text:list>
      <text:p text:style-name="P43">Done!</text:p>
      <text:p text:style-name="P58"/>
      <text:p text:style-name="P68">Commands:</text:p>
      <text:p text:style-name="P68">makeblastdb -in 04.fa.txt.pfa -dbtype prot -out db04prot</text:p>
      <text:p text:style-name="P68">makeblastdb -in 16.fa.txt.pfa -dbtype prot -out db16prot</text:p>
      <text:p text:style-name="P68">makeblastdb -in 18.fa.txt.pfa -dbtype prot -out db18prot</text:p>
      <text:p text:style-name="P68">makeblastdb -in 49.fa.txt.pfa -dbtype prot -out db49prot</text:p>
      <text:p text:style-name="P58"/>
      <text:p text:style-name="P58"/>
      <text:list xml:id="list124953824082665" text:continue-numbering="true" text:style-name="L2">
        <text:list-header>
          <text:p text:style-name="P59">4. Perform a blastpsearch against your reference proteome. (Added -m 5 parameter returns an XML output which is easy to parse in biopython).</text:p>
          <text:list>
            <text:list-header>
              <text:p text:style-name="P73"><text:span text:style-name="T20">4.</text:span><text:span text:style-name="T21">1. </text:span><text:span text:style-name="T16">Repeat this process for all of your query proteomes and create the output XML files.</text:span></text:p>
            </text:list-header>
          </text:list>
        </text:list-header>
      </text:list>
      <text:p text:style-name="P44">Done!</text:p>
      <text:p text:style-name="P44"/>
      <text:p text:style-name="P69">Commands:</text:p>
      <text:p text:style-name="P69">blastp -outfmt 5 -query 04.fa.txt.pfa -db db16prot -out blastp16XML</text:p>
      <text:p text:style-name="P69">blastp -outfmt 5 -query 04.fa.txt.pfa -db db18prot -out blastp18XML</text:p>
      <text:p text:style-name="P69">blastp -outfmt 5 -query 04.fa.txt.pfa -db db49prot -out blastp49XML</text:p>
      <text:p text:style-name="P69"/>
      <text:p text:style-name="P69">or…. <text:span text:style-name="T45">NO</text:span></text:p>
      <text:p text:style-name="P69">blastp -outfmt 5 -query 16.fa.txt.pfa -db db04prot -out XMLblastp16reverse</text:p>
      <text:p text:style-name="P69">blastp -outfmt 5 -query 18.fa.txt.pfa -db db04prot -out XMLblastp18reverse</text:p>
      <text:p text:style-name="P69">blastp -outfmt 5 -query 49.fa.txt.pfa -db db04prot -out XMLblastp49reverse</text:p>
      <text:p text:style-name="P12"/>
      <text:list xml:id="list124954198042385" text:continue-numbering="true" text:style-name="L2">
        <text:list-header>
          <text:p text:style-name="P73"><text:soft-page-break/><text:span text:style-name="T21">5. </text:span><text:span text:style-name="T16">Modify your script from Practical 3 to parse the XML output. The input will be like</text:span><text:span text:style-name="T21">: &lt;xml output&gt; &lt;tag for reference genome&gt; &lt;tag for target genome&gt;</text:span></text:p>
        </text:list-header>
      </text:list>
      <text:p text:style-name="P31"><text:span text:style-name="T31">C</text:span><text:span text:style-name="T30">ommand:</text:span></text:p>
      <text:p text:style-name="P70">python3 blastResultParser.py blastp16XML 04.fa.txt.pfa 16.fa.txt.pfa &gt; parsedhits_04_16</text:p>
      <text:p text:style-name="P70">python3 blastResultParser.py blastp18XML 04.fa.txt.pfa 18.fa.txt.pfa &gt; parsedhits_04_18</text:p>
      <text:p text:style-name="P70">python3 blastResultParser.py blastp49XML 04.fa.txt.pfa 49.fa.txt.pfa &gt; parsedhits_04_49</text:p>
      <text:p text:style-name="P45"/>
      <text:list xml:id="list124954027567549" text:continue-numbering="true" text:style-name="L2">
        <text:list-item>
          <text:list>
            <text:list-header>
              <text:p text:style-name="P60"><text:span text:style-name="T35">5.1. Reference </text:span>and target genome tag parameters are used to assign the genome name for the query and target sequences</text:p>
            </text:list-header>
          </text:list>
        </text:list-item>
      </text:list>
      <text:p text:style-name="P13"><text:tab/><text:tab/>&lt;tag for reference genome&gt; &lt;query protein id in reference genome&gt;</text:p>
      <text:p text:style-name="Standard"><text:span text:style-name="T16"><text:tab/><text:tab/>&lt;tag for target genome&gt; &lt;best hit protein id in target genome&gt;</text:span><text:span text:style-name="T8"><text:tab/></text:span></text:p>
      <text:p text:style-name="P30"><text:span text:style-name="T8">D</text:span><text:span text:style-name="T7">one!</text:span></text:p>
      <text:p text:style-name="P46"/>
      <text:list xml:id="list124954384247959" text:continue-numbering="true" text:style-name="L2">
        <text:list-item>
          <text:list>
            <text:list-header>
              <text:p text:style-name="P61">5.2. The output for the script should be in one line with the following four columns:</text:p>
            </text:list-header>
          </text:list>
        </text:list-item>
      </text:list>
      <text:p text:style-name="P17"><text:tab/><text:tab/>human proteinI chicken proteinXV</text:p>
      <text:p text:style-name="P17"><text:tab/><text:tab/>human proteinI mouse proteinXX</text:p>
      <text:p text:style-name="P17"><text:tab/><text:tab/>human proteinII chicken proteinIX</text:p>
      <text:p text:style-name="P23">Done! The output can be seen in <text:span text:style-name="T43">parsedhits_04_16, parsedhits_04_18 and parsedhits_04_49</text:span> file<text:span text:style-name="T44">s</text:span> (<text:span text:style-name="T38">ADJUNTAR MONDO CON PYTHON CODE</text:span>), when <text:span text:style-name="T44">the different genomes</text:span> <text:span text:style-name="T44">are</text:span> used against the reference genome selected. <text:span text:style-name="T39">Example of parsedhits_04_18 file (</text:span><text:span text:style-name="T44">attached in this practical): 18</text:span>fa.txt.pfa <text:span text:style-name="T44">against</text:span> 04fa.txt.pfa (<text:span text:style-name="T44">using </text:span>blastp1<text:span text:style-name="T44">8</text:span>XML, <text:span text:style-name="T44">which</text:span> is the bastpsearch done during exercise 4).</text:p>
      <text:p text:style-name="P22"/>
      <text:p text:style-name="P22">Example of one of the lines in the output file:</text:p>
      <text:p text:style-name="P26">04.fa.txt_orf00643:LLGEPWSRELEAELSELNDVIEAERELR 18.fa.txt_orf01805:LLGRPWANQFEAFIHAPGEVVEHATEFE</text:p>
      <text:p text:style-name="P62"/>
      <text:p text:style-name="P62"/>
      <text:p text:style-name="P11"><text:span text:style-name="T21"><text:tab/></text:span><text:span text:style-name="T22">6. Combine the best hits into one cluster file</text:span></text:p>
      <text:list xml:id="list2093103972897295533" text:style-name="L3">
        <text:list-header>
          <text:p text:style-name="P63">6.1. Use the output of your BLAST parser as the input. Each query can have the best hits in different species.</text:p>
        </text:list-header>
      </text:list>
      <text:p text:style-name="P28"><text:span text:style-name="T10">D</text:span><text:span text:style-name="T9">one!</text:span></text:p>
      <text:list xml:id="list124954955741853" text:continue-numbering="true" text:style-name="L3">
        <text:list-header>
          <text:p text:style-name="P65">6.2. Group them in one line as in the example below, in which each line represents a cluster of orthologs:</text:p>
        </text:list-header>
      </text:list>
      <text:p text:style-name="P18"><text:tab/><text:tab/><text:tab/>human_proteinI chicken_proteinXV mouse_proteinXX …</text:p>
      <text:p text:style-name="P55">Done!</text:p>
      <text:p text:style-name="P50">Script for doing so is called <text:span text:style-name="T38">clustering_</text:span><text:span text:style-name="T40">names</text:span><text:span text:style-name="T38">.py</text:span>, and the resulting cluster file is called <text:span text:style-name="T38">clusteredhits </text:span><text:span text:style-name="T40">and clusteredhits_names</text:span>. <text:span text:style-name="T46">In the first file (</text:span><text:span text:style-name="T38">clusteredhits</text:span><text:span text:style-name="T46">), there is a compilation of each hit given for an orf in the reference genome (04.fa.txt.pfa) against all genomes, including the fragments of sequences that matched, such as:</text:span></text:p>
      <text:p text:style-name="P50"/>
      <text:p text:style-name="P81">04genome_orfID 04genome_sequence 16genome_orfID 16genome_sequence 04genome_orfID 04genome_sequence 18genome_orfID 18genome_sequence 04genome_orfID 04genome_sequence 49genome_orfID 49genome_sequence</text:p>
      <text:p text:style-name="P51"/>
      <text:p text:style-name="P53">Here the reference genome ID is repeated for each of the 3 searches as the fragment of sequence that matched differs in each of them.</text:p>
      <text:p text:style-name="P51"/>
      <text:p text:style-name="P53">On the other hand, in the file <text:s/><text:span text:style-name="T40">clusteredhits_names </text:span>only the orfs’ IDs from the reference genome and the remaining 3 appear such as: </text:p>
      <text:p text:style-name="P53"/>
      <text:p text:style-name="P52"><text:soft-page-break/>04genome_orfID 16genome_orfID 18genome_orfID 49genome_orfID</text:p>
      <text:p text:style-name="P52"/>
      <text:p text:style-name="P54">Here, on the other hand, as we only refer to the ID from the different orfs, there is no need to <text:span text:style-name="T47">further </text:span>repeat the ID from the reference genome (04.fa.txt.pfa) as it is the same <text:span text:style-name="T47">(same orf, thus same ID name) </text:span>for all of them. <text:s/><text:span text:style-name="T47">With this last file containing the names, we can then create a multi FASTA file containing the ID of all prokaryotic genomes with their corresponding proteomic sequences extracted from the original files (</text:span>04.fa.txt.pfa, <text:span text:style-name="T47">16</text:span>.fa.txt.pfa, <text:span text:style-name="T47">18</text:span>.fa.txt.pfa, <text:span text:style-name="T47">49</text:span>.fa.txt.pfa<text:span text:style-name="T47">).</text:span></text:p>
      <text:p text:style-name="P19"/>
      <text:list xml:id="list876243384561944697" text:style-name="L4">
        <text:list-header>
          <text:p text:style-name="P64">7. Select 10 different ortholog clusters such that all of your prokaryotic genomes are included and acquire the corresponding protein sequences from the multi FASTA files.</text:p>
          <text:list>
            <text:list-header>
              <text:p text:style-name="P74"><text:span text:style-name="T22">7.1. The result should be a number of multi FASTA </text:span><text:span text:style-name="T25">f</text:span><text:span text:style-name="T22">i</text:span><text:span text:style-name="T25">l</text:span><text:span text:style-name="T22">es, one for each ortholog cluster</text:span></text:p>
            </text:list-header>
          </text:list>
        </text:list-header>
      </text:list>
      <text:p text:style-name="P82"><text:span text:style-name="T10">D</text:span><text:span text:style-name="T9">one! </text:span><text:span text:style-name="T11">Files named Xcluster, being X between 1 and 10. </text:span><text:span text:style-name="T12">The python code for creating these multi FASTA files is called </text:span><text:span text:style-name="T41">creatingMultiFasta.py</text:span><text:span text:style-name="T12">. It uses as input the clusteredhits_names output file that was obtained in exercise 6, which contains the IDs of one cluster per line.</text:span></text:p>
      <text:p text:style-name="P83"><text:span text:style-name="T4"/></text:p>
      <text:p text:style-name="P47"/>
      <text:list xml:id="list124953522813865" text:continue-numbering="true" text:style-name="L4">
        <text:list-item>
          <text:list>
            <text:list-header>
              <text:p text:style-name="P64">7.2. The multi FASTA file should include all sequences appearing in the cluster of orthologs (including the query sequence).</text:p>
            </text:list-header>
          </text:list>
        </text:list-item>
      </text:list>
      <text:p text:style-name="P48">Done!</text:p>
      <text:p text:style-name="P14"/>
      <text:p text:style-name="P8"><text:span text:style-name="T13">Exercise 2 – </text:span><text:span text:style-name="T15">Metagene Approach</text:span></text:p>
      <text:p text:style-name="P34"><text:span text:style-name="T23">1</text:span><text:span text:style-name="T16">. Make a multiple alignment of each of your multi FASTA cluster files</text:span><text:span text:style-name="T23"> i</text:span><text:span text:style-name="T16">n order to have one alignment for each cluster of orthologous genes.</text:span></text:p>
      <text:p text:style-name="P87">Done!</text:p>
      <text:p text:style-name="P88"/>
      <text:p text:style-name="P89">Command:</text:p>
      <text:p text:style-name="P89">kalign 1cluster aligned01cluster</text:p>
      <text:p text:style-name="P89">kalign 2cluster aligned02cluster</text:p>
      <text:p text:style-name="P89">kalign 3cluster aligned03cluster</text:p>
      <text:p text:style-name="P89">kalign 4cluster aligned04cluster</text:p>
      <text:p text:style-name="P89">kalign 5cluster aligned05cluster</text:p>
      <text:p text:style-name="P89">kalign 6cluster aligned06cluster</text:p>
      <text:p text:style-name="P89">kalign 7cluster aligned07cluster</text:p>
      <text:p text:style-name="P89">kalign 8cluster aligned08cluster</text:p>
      <text:p text:style-name="P89">kalign 9cluster aligned09cluster</text:p>
      <text:p text:style-name="P89">kalign <text:span text:style-name="T48">1</text:span>0cluster aligned10cluster</text:p>
      <text:p text:style-name="P90"/>
      <text:list xml:id="list5562021722338267986" text:style-name="L5">
        <text:list-header>
          <text:p text:style-name="P66"><text:span text:style-name="T36">1.1</text:span>. <text:span text:style-name="T36">Concatenate the alignments into a single, long metagene. The end result should be a single FASTA file with a sequence for each bacterial genome consisting of the aligned genes from each genome.</text:span></text:p>
        </text:list-header>
      </text:list>
      <text:p text:style-name="P56">Done! <text:span text:style-name="T49">File name: metageneclusters</text:span></text:p>
      <text:p text:style-name="P20"/>
      <text:p text:style-name="Standard"><text:span text:style-name="T16"><text:tab/><text:tab/></text:span><text:span text:style-name="T24">1.2</text:span><text:span text:style-name="T16">. </text:span><text:span text:style-name="T24">Perform the tree reconstruction using Belvu. What does the tree look like?</text:span></text:p>
      <text:p text:style-name="P57">Tree done with default parameters (neighbor joining with Scoredist distance correction). </text:p>
      <text:p text:style-name="P57"/>
      <text:p text:style-name="P84">FOTO FERNANDO</text:p>
      <text:p text:style-name="P84"/>
      <text:p text:style-name="P84"><text:soft-page-break/>Commnand:</text:p>
      <text:p text:style-name="P84"/>
      <text:p text:style-name="P84"/>
      <text:list xml:id="list3762003515763562848" text:style-name="L6">
        <text:list-header>
          <text:p text:style-name="P80"><text:span text:style-name="T24">1.3</text:span><text:span text:style-name="T16">. <text:s/></text:span><text:span text:style-name="T24">Perform sequence bootstrapping on the metagene. Evaluate the quality of the reconstruction.</text:span></text:p>
        </text:list-header>
      </text:list>
      <text:p text:style-name="P25"/>
      <text:p text:style-name="P79">Command:</text:p>
      <text:p text:style-name="P79">belvu -b 100 -o tree metageneclusters</text:p>
      <text:p text:style-name="P78"/>
      <text:p text:style-name="P85"/>
      <text:p text:style-name="P86">FOTO FERNANDO</text:p>
      <text:p text:style-name="P6"/>
      <text:p text:style-name="P6"/>
      <text:p text:style-name="P6">Exercise 3 - <text:s/><text:span text:style-name="T37">Consensus Reconstruction</text:span></text:p>
      <text:p text:style-name="P35"><text:span text:style-name="T1">1.</text:span><text:span text:style-name="T16"> </text:span><text:span text:style-name="T24">Perform a tree reconstruction using Belvu for each individual alignment.</text:span></text:p>
      <text:p text:style-name="P10"><text:span text:style-name="Emphasis"><text:span text:style-name="T3"><text:tab/><text:tab/></text:span></text:span><text:span text:style-name="Emphasis"><text:span text:style-name="T26">1.1. Obtain 10 different trees, one for each ortholog cluster, in Newick format.</text:span></text:span></text:p>
      <text:p text:style-name="Standard"><text:span text:style-name="Emphasis"><text:span text:style-name="T26"><text:tab/><text:tab/>1.2. How precise are those trees? Discuss.</text:span></text:span></text:p>
      <text:p text:style-name="Standard"><text:span text:style-name="Emphasis"><text:span text:style-name="T26"><text:tab/><text:tab/>1.3. Point a few specific genes or classes of the genes that cause disagreement.</text:span></text:span></text:p>
      <text:p text:style-name="Standard"><text:span text:style-name="Emphasis"><text:span text:style-name="T26"><text:tab/><text:tab/>1.4. Discuss the reasons of this disagreement.</text:span></text:span></text:p>
      <text:p text:style-name="P4"/>
      <text:p text:style-name="P76"/>
      <text:p text:style-name="P36">2. Construct a consensus tree from the gene trees using Phylip example.</text:p>
      <text:p text:style-name="P37">For combining the tree, it is important that you use the species names as protein identifier in each tree.</text:p>
      <text:p text:style-name="Standard"><text:span text:style-name="T16"><text:tab/><text:tab/></text:span><text:span text:style-name="T24">2</text:span><text:span text:style-name="T16">.1.</text:span><text:span text:style-name="T24"> Use Phylip consense to construct a consensus tree;</text:span></text:p>
      <text:p text:style-name="P21"/>
      <text:list xml:id="list2887859915357206358" text:style-name="L7">
        <text:list-header>
          <text:p text:style-name="P91">2.1.1. Put the tree files together into a file containing a list of the trees. Phylip should be preinstalled </text:p>
          <text:list>
            <text:list-header>
              <text:p text:style-name="P91">phylip consense</text:p>
            </text:list-header>
          </text:list>
          <text:p text:style-name="P91">2.1.2. Name this file intree</text:p>
          <text:p text:style-name="P91">2.1.3. Phylip will read the file named intree in the present directory, ask you a few questions and then give you the consensus tree. Describe the process.</text:p>
        </text:list-header>
      </text:list>
      <text:p text:style-name="P13"/>
      <text:list xml:id="list8132356628680770705" text:style-name="L8">
        <text:list-header>
          <text:p text:style-name="P49"/>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Arial Unicode MS'" style:font-charset="x-symbol"/>
    <style:font-face style:name="sans-serif" svg:font-family="sans-serif"/>
    <style:font-face style:name="Liberation Mono" svg:font-family="'Liberation Mono', 'Courier New'" style:font-family-generic="modern"/>
    <style:font-face style:name="Nimbus Mono L" svg:font-family="'Nimbus Mono L', 'Courier New'" style:font-family-generic="modern"/>
    <style:font-face style:name="FreeSans1" svg:font-family="FreeSans" style:font-family-generic="swiss"/>
    <style:font-face style:name="helvetica" svg:font-family="helvetica, Arial" style:font-family-generic="swiss"/>
    <style:font-face style:name="Liberation Mono1" svg:font-family="'Liberation Mono'" style:font-family-generic="modern" style:font-pitch="fixed"/>
    <style:font-face style:name="Nimbus Mono L1" svg:font-family="'Nimbus Mono L'" style:font-family-generic="modern" style:font-pitch="fixed"/>
    <style:font-face style:name="FreeSans2" svg:font-family="FreeSans" style:font-pitch="variable"/>
    <style:font-face style:name="Noto Sans CJK SC Regular1" svg:font-family="'Noto Sans CJK SC Regular'"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ans" svg:font-family="'Liberation Sans', Arial"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Liberation Serif1" fo:font-family="'Liberation Serif', 'Times New Roman'" style:font-family-generic="roman" style:font-pitch="variable" fo:font-size="12pt" fo:language="en" fo:country="US" style:letter-kerning="true" style:font-name-asian="Noto Sans CJK SC Regular1" style:font-family-asian="'Noto Sans CJK SC Regular'" style:font-pitch-asian="variable" style:font-size-asian="12pt" style:language-asian="zh" style:country-asian="CN" style:font-name-complex="FreeSans2" style:font-family-complex="FreeSans"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Arial" style:font-family-generic="swiss" style:font-pitch="variable" fo:font-size="14pt" style:font-name-asian="Noto Sans CJK SC Regular1" style:font-family-asian="'Noto Sans CJK SC Regular'" style:font-pitch-asian="variable" style:font-size-asian="14pt" style:font-name-complex="FreeSans2" style:font-family-complex="FreeSans"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style:font-name="Liberation Serif1" fo:font-family="'Liberation Serif', 'Times New Roman'" style:font-family-generic="roman" style:font-pitch="variable" fo:font-size="24pt" fo:font-weight="bold" style:font-name-asian="Noto Sans CJK SC Regular1" style:font-family-asian="'Noto Sans CJK SC Regular'" style:font-pitch-asian="variable" style:font-size-asian="24pt" style:font-weight-asian="bold" style:font-name-complex="FreeSans2" style:font-family-complex="FreeSans"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Courier New'" style:font-family-generic="modern" fo:font-size="10pt" style:font-name-asian="Nimbus Mono L" style:font-family-asian="'Nimbus Mono L', 'Courier New'" style:font-family-generic-asian="modern" style:font-size-asian="10pt" style:font-name-complex="Liberation Mono" style:font-family-complex="'Liberation Mono', 'Courier New'" style:font-family-generic-complex="modern"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1" fo:font-family="'Liberation Mono'" style:font-family-generic="modern" style:font-pitch="fixed" style:font-name-asian="Nimbus Mono L1" style:font-family-asian="'Nimbus Mono L'" style:font-family-generic-asian="modern" style:font-pitch-asian="fixed" style:font-name-complex="Liberation Mono1" style:font-family-complex="'Liberation Mono'" style:font-family-generic-complex="modern" style:font-pitch-complex="fixe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7z0" style:num-format="">
        <style:list-level-properties text:list-level-position-and-space-mode="label-alignment">
          <style:list-level-label-alignment text:label-followed-by="nothing"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z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1z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WW8Num1z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WW8Num1z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WW8Num1z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WW8Num1z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z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2z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WW8Num2z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WW8Num2z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WW8Num2z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WW8Num2z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3z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WW8Num3z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WW8Num3z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WW8Num3z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WW8Num3z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WW8Num3z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text:style-name="WW8Num4z0"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WW8Num4z1"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WW8Num4z2"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WW8Num4z4"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WW8Num4z5"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WW8Num4z7"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WW8Num4z8"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text:style-name="WW8Num5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5z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5z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WW8Num5z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WW8Num5z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WW8Num5z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WW8Num5z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text:style-name="WW8Num6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6z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6z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WW8Num6z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WW8Num6z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WW8Num6z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WW8Num6z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text:style-name="WW8Num7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7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7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7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7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7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7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7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7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02T14:11:33.095144600</meta:creation-date>
    <dc:date>2018-05-14T12:49:53.309772682</dc:date>
    <meta:editing-cycles>102</meta:editing-cycles>
    <meta:editing-duration>PT13H13M54S</meta:editing-duration>
    <meta:generator>LibreOffice/5.1.6.2$Linux_X86_64 LibreOffice_project/10m0$Build-2</meta:generator>
    <meta:document-statistic meta:table-count="0" meta:image-count="0" meta:object-count="0" meta:page-count="5" meta:paragraph-count="112" meta:word-count="1144" meta:character-count="7878" meta:non-whitespace-character-count="6806"/>
  </office:meta>
</office:document-meta>
</file>